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1.64cm"/>
    </style:style>
    <style:style style:name="co12" style:family="table-column">
      <style:table-column-properties fo:break-before="auto" style:column-width="3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87"/>
    <style:style style:name="ce18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4" style:family="table-cell" style:parent-style-name="Default" style:data-style-name="N179"/>
    <style:style style:name="ce35" style:family="table-cell" style:parent-style-name="Default" style:data-style-name="N170"/>
    <style:style style:name="ce24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9" style:family="table-cell" style:parent-style-name="Default" style:data-style-name="N200"/>
    <style:style style:name="ce40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ole-draw-aspect="1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JCurv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6"/>
        <table:table-column table:style-name="co6" table:number-columns-repeated="59" table:default-cell-style-name="ce14"/>
        <table:table-column table:style-name="co7" table:number-columns-repeated="960" table:default-cell-style-name="ce14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Load Resistance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19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1" calcext:value-type="float">
            <text:p>0,061050061050061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05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BEZUG!</text:p>
          </table:table-cell>
          <table:table-cell table:style-name="ce16"/>
          <table:table-cell table:style-name="ce17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4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inv" table:style-name="ta1">
        <table:table-column table:style-name="co6" table:number-columns-repeated="5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8" office:value-type="string" calcext:value-type="string">
            <text:p>Voltage</text:p>
          </table:table-cell>
          <table:table-cell table:style-name="ce1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110" table:style-name="ta1">
        <table:table-column table:style-name="co6" table:number-columns-repeated="5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style-name="ce19" table:formula="of:=5*[.$C$24]/([.$C$24]+[.B2]+[.$C$24])" office:value-type="float" office:value="1.66123778501629" calcext:value-type="float">
            <text:p>1,66</text:p>
          </table:table-cell>
          <table:table-cell table:style-name="ce16"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style-name="ce19" table:formula="of:=5*[.$C$24]/([.$C$24]+[.B3]+[.$C$24])" office:value-type="float" office:value="1.60680529300567" calcext:value-type="float">
            <text:p>1,61</text:p>
          </table:table-cell>
          <table:table-cell table:style-name="ce16"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style-name="ce19" table:formula="of:=5*[.$C$24]/([.$C$24]+[.B4]+[.$C$24])" office:value-type="float" office:value="1.55109489051095" calcext:value-type="float">
            <text:p>1,55</text:p>
          </table:table-cell>
          <table:table-cell table:style-name="ce16"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style-name="ce19" table:formula="of:=5*[.$C$24]/([.$C$24]+[.B5]+[.$C$24])" office:value-type="float" office:value="1.49647887323944" calcext:value-type="float">
            <text:p>1,50</text:p>
          </table:table-cell>
          <table:table-cell table:style-name="ce16"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style-name="ce19" table:formula="of:=5*[.$C$24]/([.$C$24]+[.B6]+[.$C$24])" office:value-type="float" office:value="1.44312393887946" calcext:value-type="float">
            <text:p>1,44</text:p>
          </table:table-cell>
          <table:table-cell table:style-name="ce16"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style-name="ce19" table:formula="of:=5*[.$C$24]/([.$C$24]+[.B7]+[.$C$24])" office:value-type="float" office:value="1.38964577656676" calcext:value-type="float">
            <text:p>1,39</text:p>
          </table:table-cell>
          <table:table-cell table:style-name="ce16"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style-name="ce19" table:formula="of:=5*[.$C$24]/([.$C$24]+[.B8]+[.$C$24])" office:value-type="float" office:value="1.33788037775446" calcext:value-type="float">
            <text:p>1,34</text:p>
          </table:table-cell>
          <table:table-cell table:style-name="ce16"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style-name="ce19" table:formula="of:=5*[.$C$24]/([.$C$24]+[.B9]+[.$C$24])" office:value-type="float" office:value="1.28722867238768" calcext:value-type="float">
            <text:p>1,29</text:p>
          </table:table-cell>
          <table:table-cell table:style-name="ce16"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style-name="ce19" table:formula="of:=5*[.$C$24]/([.$C$24]+[.B10]+[.$C$24])" office:value-type="float" office:value="1.2378640776699" calcext:value-type="float">
            <text:p>1,24</text:p>
          </table:table-cell>
          <table:table-cell table:style-name="ce16"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style-name="ce19" table:formula="of:=5*[.$C$24]/([.$C$24]+[.B11]+[.$C$24])" office:value-type="float" office:value="1.19047619047619" calcext:value-type="float">
            <text:p>1,19</text:p>
          </table:table-cell>
          <table:table-cell table:style-name="ce16"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style-name="ce19" table:formula="of:=5*[.$C$24]/([.$C$24]+[.B12]+[.$C$24])" office:value-type="float" office:value="1.14401076716016" calcext:value-type="float">
            <text:p>1,14</text:p>
          </table:table-cell>
          <table:table-cell table:style-name="ce16"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style-name="ce19" table:formula="of:=5*[.$C$24]/([.$C$24]+[.B13]+[.$C$24])" office:value-type="float" office:value="1.09961190168176" calcext:value-type="float">
            <text:p>1,10</text:p>
          </table:table-cell>
          <table:table-cell table:style-name="ce16"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style-name="ce19" table:formula="of:=5*[.$C$24]/([.$C$24]+[.B14]+[.$C$24])" office:value-type="float" office:value="1.05721393034826" calcext:value-type="float">
            <text:p>1,06</text:p>
          </table:table-cell>
          <table:table-cell table:style-name="ce16"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style-name="ce19" table:formula="of:=5*[.$C$24]/([.$C$24]+[.B15]+[.$C$24])" office:value-type="float" office:value="1.01593625498008" calcext:value-type="float">
            <text:p>1,02</text:p>
          </table:table-cell>
          <table:table-cell table:style-name="ce16"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style-name="ce19" table:formula="of:=5*[.$C$24]/([.$C$24]+[.B16]+[.$C$24])" office:value-type="float" office:value="0.976637303715052" calcext:value-type="float">
            <text:p>0,98</text:p>
          </table:table-cell>
          <table:table-cell table:style-name="ce16"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style-name="ce19" table:formula="of:=5*[.$C$24]/([.$C$24]+[.B17]+[.$C$24])" office:value-type="float" office:value="0.938880706921944" calcext:value-type="float">
            <text:p>0,94</text:p>
          </table:table-cell>
          <table:table-cell table:style-name="ce16"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style-name="ce19" table:formula="of:=5*[.$C$24]/([.$C$24]+[.B18]+[.$C$24])" office:value-type="float" office:value="0.902654867256637" calcext:value-type="float">
            <text:p>0,90</text:p>
          </table:table-cell>
          <table:table-cell table:style-name="ce16"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style-name="ce19" table:formula="of:=5*[.$C$24]/([.$C$24]+[.B19]+[.$C$24])" office:value-type="float" office:value="0.868824531516184" calcext:value-type="float">
            <text:p>0,87</text:p>
          </table:table-cell>
          <table:table-cell table:style-name="ce16"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style-name="ce19" table:formula="of:=5*[.$C$24]/([.$C$24]+[.B20]+[.$C$24])" office:value-type="float" office:value="0.837988826815642" calcext:value-type="float">
            <text:p>0,84</text:p>
          </table:table-cell>
          <table:table-cell table:style-name="ce16"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style-name="ce19" table:formula="of:=5*[.$C$24]/([.$C$24]+[.B21]+[.$C$24])" office:value-type="float" office:value="0.811068702290076" calcext:value-type="float">
            <text:p>0,81</text:p>
          </table:table-cell>
          <table:table-cell table:style-name="ce16"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style-name="ce19" table:formula="of:=5*[.$C$24]/([.$C$24]+[.B22]+[.$C$24])" office:value-type="float" office:value="0.789229340761374" calcext:value-type="float">
            <text:p>0,79</text:p>
          </table:table-cell>
          <table:table-cell table:style-name="ce16"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3-110" table:style-name="ta1">
        <table:table-column table:style-name="co6" table:number-columns-repeated="8" table:default-cell-style-name="ce14"/>
        <table:table-column table:style-name="co7" table:number-columns-repeated="1016" table:default-cell-style-name="ce1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style-name="ce19" table:formula="of:=5*[.$C$26]/([.$C$26]+[.B2]+[.$C$26])" office:value-type="float" office:value="1.63934426229508" calcext:value-type="float">
            <text:p>1,64</text:p>
          </table:table-cell>
          <table:table-cell table:style-name="ce16"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style-name="ce19" table:formula="of:=5*[.$C$26]/([.$C$26]+[.B3]+[.$C$26])" office:value-type="float" office:value="1.5852885225111" calcext:value-type="float">
            <text:p>1,59</text:p>
          </table:table-cell>
          <table:table-cell table:style-name="ce16"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style-name="ce19" table:formula="of:=5*[.$C$26]/([.$C$26]+[.B4]+[.$C$26])" office:value-type="float" office:value="1.53186274509804" calcext:value-type="float">
            <text:p>1,53</text:p>
          </table:table-cell>
          <table:table-cell table:style-name="ce16"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style-name="ce19" table:formula="of:=5*[.$C$26]/([.$C$26]+[.B5]+[.$C$26])" office:value-type="float" office:value="1.47841513897102" calcext:value-type="float">
            <text:p>1,48</text:p>
          </table:table-cell>
          <table:table-cell table:style-name="ce16"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style-name="ce19" table:formula="of:=5*[.$C$26]/([.$C$26]+[.B6]+[.$C$26])" office:value-type="float" office:value="1.42531356898518" calcext:value-type="float">
            <text:p>1,43</text:p>
          </table:table-cell>
          <table:table-cell table:style-name="ce16"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style-name="ce19" table:formula="of:=5*[.$C$26]/([.$C$26]+[.B7]+[.$C$26])" office:value-type="float" office:value="1.37362637362637" calcext:value-type="float">
            <text:p>1,37</text:p>
          </table:table-cell>
          <table:table-cell table:style-name="ce16"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style-name="ce19" table:formula="of:=5*[.$C$26]/([.$C$26]+[.B8]+[.$C$26])" office:value-type="float" office:value="1.32345156167284" calcext:value-type="float">
            <text:p>1,32</text:p>
          </table:table-cell>
          <table:table-cell table:style-name="ce16"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style-name="ce19" table:formula="of:=5*[.$C$26]/([.$C$26]+[.B9]+[.$C$26])" office:value-type="float" office:value="1.27420998980632" calcext:value-type="float">
            <text:p>1,27</text:p>
          </table:table-cell>
          <table:table-cell table:style-name="ce16"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style-name="ce19" table:formula="of:=5*[.$C$26]/([.$C$26]+[.B10]+[.$C$26])" office:value-type="float" office:value="1.22609122118686" calcext:value-type="float">
            <text:p>1,23</text:p>
          </table:table-cell>
          <table:table-cell table:style-name="ce16"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style-name="ce19" table:formula="of:=5*[.$C$26]/([.$C$26]+[.B11]+[.$C$26])" office:value-type="float" office:value="1.18035882908404" calcext:value-type="float">
            <text:p>1,18</text:p>
          </table:table-cell>
          <table:table-cell table:style-name="ce16"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style-name="ce19" table:formula="of:=5*[.$C$26]/([.$C$26]+[.B12]+[.$C$26])" office:value-type="float" office:value="1.13533151680291" calcext:value-type="float">
            <text:p>1,14</text:p>
          </table:table-cell>
          <table:table-cell table:style-name="ce16"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style-name="ce19" table:formula="of:=5*[.$C$26]/([.$C$26]+[.B13]+[.$C$26])" office:value-type="float" office:value="1.09265734265734" calcext:value-type="float">
            <text:p>1,09</text:p>
          </table:table-cell>
          <table:table-cell table:style-name="ce16"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style-name="ce19" table:formula="of:=5*[.$C$26]/([.$C$26]+[.B14]+[.$C$26])" office:value-type="float" office:value="1.05086170659941" calcext:value-type="float">
            <text:p>1,05</text:p>
          </table:table-cell>
          <table:table-cell table:style-name="ce16"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style-name="ce19" table:formula="of:=5*[.$C$26]/([.$C$26]+[.B15]+[.$C$26])" office:value-type="float" office:value="1.01132686084142" calcext:value-type="float">
            <text:p>1,01</text:p>
          </table:table-cell>
          <table:table-cell table:style-name="ce16"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style-name="ce19" table:formula="of:=5*[.$C$26]/([.$C$26]+[.B16]+[.$C$26])" office:value-type="float" office:value="0.973141300116777" calcext:value-type="float">
            <text:p>0,97</text:p>
          </table:table-cell>
          <table:table-cell table:style-name="ce16"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style-name="ce19" table:formula="of:=5*[.$C$26]/([.$C$26]+[.B17]+[.$C$26])" office:value-type="float" office:value="0.936329588014981" calcext:value-type="float">
            <text:p>0,94</text:p>
          </table:table-cell>
          <table:table-cell table:style-name="ce16"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style-name="ce19" table:formula="of:=5*[.$C$26]/([.$C$26]+[.B18]+[.$C$26])" office:value-type="float" office:value="0.901225666906993" calcext:value-type="float">
            <text:p>0,90</text:p>
          </table:table-cell>
          <table:table-cell table:style-name="ce16"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style-name="ce19" table:formula="of:=5*[.$C$26]/([.$C$26]+[.B19]+[.$C$26])" office:value-type="float" office:value="0.867453157529493" calcext:value-type="float">
            <text:p>0,87</text:p>
          </table:table-cell>
          <table:table-cell table:style-name="ce16"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style-name="ce19" table:formula="of:=5*[.$C$26]/([.$C$26]+[.B20]+[.$C$26])" office:value-type="float" office:value="0.835282325425994" calcext:value-type="float">
            <text:p>0,84</text:p>
          </table:table-cell>
          <table:table-cell table:style-name="ce16"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style-name="ce19" table:formula="of:=5*[.$C$26]/([.$C$26]+[.B21]+[.$C$26])" office:value-type="float" office:value="0.804634695848085" calcext:value-type="float">
            <text:p>0,80</text:p>
          </table:table-cell>
          <table:table-cell table:style-name="ce16"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style-name="ce19" table:formula="of:=5*[.$C$26]/([.$C$26]+[.B22]+[.$C$26])" office:value-type="float" office:value="0.775193798449612" calcext:value-type="float">
            <text:p>0,78</text:p>
          </table:table-cell>
          <table:table-cell table:style-name="ce16"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style-name="ce19" table:formula="of:=5*[.$C$26]/([.$C$26]+[.B23]+[.$C$26])" office:value-type="float" office:value="0.747160789001793" calcext:value-type="float">
            <text:p>0,75</text:p>
          </table:table-cell>
          <table:table-cell table:style-name="ce16"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style-name="ce19" table:formula="of:=5*[.$C$26]/([.$C$26]+[.B24]+[.$C$26])" office:value-type="float" office:value="0.720253529242293" calcext:value-type="float">
            <text:p>0,72</text:p>
          </table:table-cell>
          <table:table-cell table:style-name="ce16"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/>
          <table:table-cell table:style-name="ce19"/>
          <table:table-cell table:style-name="ce16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4-130" table:style-name="ta1">
        <table:table-column table:style-name="co6" table:number-columns-repeated="5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style-name="ce19" table:formula="of:=5*500/(500+[.B2]+500)" office:value-type="float" office:value="1.83958793230316" calcext:value-type="float">
            <text:p>1,84</text:p>
          </table:table-cell>
          <table:table-cell table:style-name="ce16"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style-name="ce19" table:formula="of:=5*500/(500+[.B3]+500)" office:value-type="float" office:value="1.79726815240834" calcext:value-type="float">
            <text:p>1,80</text:p>
          </table:table-cell>
          <table:table-cell table:style-name="ce16"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style-name="ce19" table:formula="of:=5*500/(500+[.B4]+500)" office:value-type="float" office:value="1.75561797752809" calcext:value-type="float">
            <text:p>1,76</text:p>
          </table:table-cell>
          <table:table-cell table:style-name="ce16"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style-name="ce19" table:formula="of:=5*500/(500+[.B5]+500)" office:value-type="float" office:value="1.71232876712329" calcext:value-type="float">
            <text:p>1,71</text:p>
          </table:table-cell>
          <table:table-cell table:style-name="ce16"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style-name="ce19" table:formula="of:=5*500/(500+[.B6]+500)" office:value-type="float" office:value="1.66889185580774" calcext:value-type="float">
            <text:p>1,67</text:p>
          </table:table-cell>
          <table:table-cell table:style-name="ce16"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19" table:formula="of:=5*500/(500+[.B7]+500)" office:value-type="float" office:value="1.62548764629389" calcext:value-type="float">
            <text:p>1,63</text:p>
          </table:table-cell>
          <table:table-cell table:style-name="ce16"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style-name="ce19" table:formula="of:=5*500/(500+[.B8]+500)" office:value-type="float" office:value="1.58127767235927" calcext:value-type="float">
            <text:p>1,58</text:p>
          </table:table-cell>
          <table:table-cell table:style-name="ce16"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style-name="ce19" table:formula="of:=5*500/(500+[.B9]+500)" office:value-type="float" office:value="1.55957579538366" calcext:value-type="float">
            <text:p>1,56</text:p>
          </table:table-cell>
          <table:table-cell table:style-name="ce16"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style-name="ce19" table:formula="of:=5*500/(500+[.B10]+500)" office:value-type="float" office:value="1.53751537515375" calcext:value-type="float">
            <text:p>1,54</text:p>
          </table:table-cell>
          <table:table-cell table:style-name="ce16"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style-name="ce19" table:formula="of:=5*500/(500+[.B11]+500)" office:value-type="float" office:value="1.49521531100478" calcext:value-type="float">
            <text:p>1,50</text:p>
          </table:table-cell>
          <table:table-cell table:style-name="ce16"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style-name="ce19" table:formula="of:=5*500/(500+[.B12]+500)" office:value-type="float" office:value="1.45180023228804" calcext:value-type="float">
            <text:p>1,45</text:p>
          </table:table-cell>
          <table:table-cell table:style-name="ce16"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style-name="ce19" table:formula="of:=5*500/(500+[.B13]+500)" office:value-type="float" office:value="1.41003948110547" calcext:value-type="float">
            <text:p>1,41</text:p>
          </table:table-cell>
          <table:table-cell table:style-name="ce16"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style-name="ce19" table:formula="of:=5*500/(500+[.B14]+500)" office:value-type="float" office:value="1.36911281489595" calcext:value-type="float">
            <text:p>1,37</text:p>
          </table:table-cell>
          <table:table-cell table:style-name="ce16"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style-name="ce19" table:formula="of:=5*500/(500+[.B15]+500)" office:value-type="float" office:value="1.32837407013815" calcext:value-type="float">
            <text:p>1,33</text:p>
          </table:table-cell>
          <table:table-cell table:style-name="ce16"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style-name="ce19" table:formula="of:=5*500/(500+[.B16]+500)" office:value-type="float" office:value="1.28865979381443" calcext:value-type="float">
            <text:p>1,29</text:p>
          </table:table-cell>
          <table:table-cell table:style-name="ce16"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9" table:formula="of:=5*500/(500+[.B17]+500)" office:value-type="float" office:value="1.25" calcext:value-type="float">
            <text:p>1,25</text:p>
          </table:table-cell>
          <table:table-cell table:style-name="ce16"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style-name="ce19" table:formula="of:=5*500/(500+[.B18]+500)" office:value-type="float" office:value="1.21241513094083" calcext:value-type="float">
            <text:p>1,21</text:p>
          </table:table-cell>
          <table:table-cell table:style-name="ce16"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style-name="ce19" table:formula="of:=5*500/(500+[.B19]+500)" office:value-type="float" office:value="1.17536436295252" calcext:value-type="float">
            <text:p>1,18</text:p>
          </table:table-cell>
          <table:table-cell table:style-name="ce16"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style-name="ce19" table:formula="of:=5*500/(500+[.B20]+500)" office:value-type="float" office:value="1.13947128532361" calcext:value-type="float">
            <text:p>1,14</text:p>
          </table:table-cell>
          <table:table-cell table:style-name="ce16"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style-name="ce19" table:formula="of:=5*500/(500+[.B21]+500)" office:value-type="float" office:value="1.105216622458" calcext:value-type="float">
            <text:p>1,11</text:p>
          </table:table-cell>
          <table:table-cell table:style-name="ce16"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style-name="ce19" table:formula="of:=5*500/(500+[.B22]+500)" office:value-type="float" office:value="1.07112253641817" calcext:value-type="float">
            <text:p>1,07</text:p>
          </table:table-cell>
          <table:table-cell table:style-name="ce16"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style-name="ce19" table:formula="of:=5*500/(500+[.B23]+500)" office:value-type="float" office:value="1.0386373078521" calcext:value-type="float">
            <text:p>1,04</text:p>
          </table:table-cell>
          <table:table-cell table:style-name="ce16"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style-name="ce19" table:formula="of:=5*500/(500+[.B24]+500)" office:value-type="float" office:value="1.00725221595488" calcext:value-type="float">
            <text:p>1,01</text:p>
          </table:table-cell>
          <table:table-cell table:style-name="ce16"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style-name="ce19" table:formula="of:=5*500/(500+[.B25]+500)" office:value-type="float" office:value="0.9765625" calcext:value-type="float">
            <text:p>0,98</text:p>
          </table:table-cell>
          <table:table-cell table:style-name="ce16"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style-name="ce19" table:formula="of:=5*500/(500+[.B26]+500)" office:value-type="float" office:value="0.946969696969697" calcext:value-type="float">
            <text:p>0,95</text:p>
          </table:table-cell>
          <table:table-cell table:style-name="ce16"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style-name="ce19" table:formula="of:=5*500/(500+[.B27]+500)" office:value-type="float" office:value="0.918442321822189" calcext:value-type="float">
            <text:p>0,92</text:p>
          </table:table-cell>
          <table:table-cell table:style-name="ce16"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style-name="ce19" table:formula="of:=5*500/(500+[.B28]+500)" office:value-type="float" office:value="0.89063056644104" calcext:value-type="float">
            <text:p>0,89</text:p>
          </table:table-cell>
          <table:table-cell table:style-name="ce16"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style-name="ce19" table:formula="of:=5*500/(500+[.B29]+500)" office:value-type="float" office:value="0.864154856550294" calcext:value-type="float">
            <text:p>0,86</text:p>
          </table:table-cell>
          <table:table-cell table:style-name="ce16"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style-name="ce19" table:formula="of:=5*500/(500+[.B30]+500)" office:value-type="float" office:value="0.838363514419852" calcext:value-type="float">
            <text:p>0,84</text:p>
          </table:table-cell>
          <table:table-cell table:style-name="ce16"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style-name="ce19" table:formula="of:=5*500/(500+[.B31]+500)" office:value-type="float" office:value="0.813537260006508" calcext:value-type="float">
            <text:p>0,81</text:p>
          </table:table-cell>
          <table:table-cell table:style-name="ce16"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style-name="ce19" table:formula="of:=5*500/(500+[.B32]+500)" office:value-type="float" office:value="0.789639924194567" calcext:value-type="float">
            <text:p>0,79</text:p>
          </table:table-cell>
          <table:table-cell table:style-name="ce16"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style-name="ce19" table:formula="of:=5*500/(500+[.B33]+500)" office:value-type="float" office:value="0.766636001226618" calcext:value-type="float">
            <text:p>0,77</text:p>
          </table:table-cell>
          <table:table-cell table:style-name="ce16"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style-name="ce19" table:formula="of:=5*500/(500+[.B34]+500)" office:value-type="float" office:value="0.74471254095919" calcext:value-type="float">
            <text:p>0,74</text:p>
          </table:table-cell>
          <table:table-cell table:style-name="ce16"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style-name="ce19" table:formula="of:=5*500/(500+[.B35]+500)" office:value-type="float" office:value="0.724217844727694" calcext:value-type="float">
            <text:p>0,72</text:p>
          </table:table-cell>
          <table:table-cell table:style-name="ce16"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style-name="ce19" table:formula="of:=5*500/(500+[.B36]+500)" office:value-type="float" office:value="0.705815923207228" calcext:value-type="float">
            <text:p>0,71</text:p>
          </table:table-cell>
          <table:table-cell table:style-name="ce16"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style-name="ce19" table:formula="of:=5*500/(500+[.B37]+500)" office:value-type="float" office:value="0.689845474613686" calcext:value-type="float">
            <text:p>0,69</text:p>
          </table:table-cell>
          <table:table-cell table:style-name="ce16"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ikron" table:style-name="ta1">
        <table:table-column table:style-name="co6" table:number-columns-repeated="3" table:default-cell-style-name="ce14"/>
        <table:table-column table:style-name="co6" table:default-cell-style-name="ce16"/>
        <table:table-column table:style-name="co6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100k" table:style-name="ta1">
        <table:shapes>
          <draw:frame draw:z-index="0" draw:style-name="gr1" draw:text-style-name="P1" svg:width="27.002cm" svg:height="19.685cm" svg:x="10.499cm" svg:y="2.903cm">
            <draw:object draw:notify-on-update-of-ranges="Tesla_100k.A1:Tesla_100k.A1 Tesla_100k.A2:Tesla_100k.A46 Tesla_100k.B1:Tesla_100k.B1 Tesla_100k.B2:Tesla_100k.B46 Tesla_100k.C1:Tesla_100k.C1 Tesla_100k.C2:Tesla_100k.C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number-columns-repeated="2" table:default-cell-style-name="ce14"/>
        <table:table-column table:style-name="co6" table:default-cell-style-name="Default"/>
        <table:table-column table:style-name="co6" table:default-cell-style-name="ce14"/>
        <table:table-column table:style-name="co6" table:default-cell-style-name="ce16"/>
        <table:table-column table:style-name="co6" table:number-columns-repeated="59" table:default-cell-style-name="ce14"/>
        <table:table-column table:style-name="co7" table:number-columns-repeated="960" table:default-cell-style-name="ce14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Rold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table:style-name="ce1" office:value-type="string" calcext:value-type="string">
            <text:p>Rload kOhm</text:p>
          </table:table-cell>
          <table:table-cell table:style-name="ce1" office:value-type="float" office:value="470" calcext:value-type="float">
            <text:p>470</text:p>
          </table:table-cell>
          <table:table-cell table:style-name="ce1" table:number-columns-repeated="56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00" calcext:value-type="float">
            <text:p>700</text:p>
          </table:table-cell>
          <table:table-cell table:style-name="ce14" office:value-type="float" office:value="431" calcext:value-type="float">
            <text:p>431</text:p>
          </table:table-cell>
          <table:table-cell table:formula="of:=[.B2]/([.$H$1]+[.B2])*5" office:value-type="float" office:value="2.99145299145299" calcext:value-type="float">
            <text:p>2,99145299145299</text:p>
          </table:table-cell>
          <table:table-cell table:formula="of:=[.D2]/3.3*4096" office:value-type="float" office:value="3713.02771302771" calcext:value-type="float">
            <text:p>37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50" calcext:value-type="float">
            <text:p>550</text:p>
          </table:table-cell>
          <table:table-cell table:style-name="ce14" office:value-type="float" office:value="360" calcext:value-type="float">
            <text:p>360</text:p>
          </table:table-cell>
          <table:table-cell table:formula="of:=[.B3]/([.$H$1]+[.B3])*5" office:value-type="float" office:value="2.69607843137255" calcext:value-type="float">
            <text:p>2,69607843137255</text:p>
          </table:table-cell>
          <table:table-cell table:formula="of:=[.D3]/3.3*4096" office:value-type="float" office:value="3346.40522875817" calcext:value-type="float">
            <text:p>334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50" calcext:value-type="float">
            <text:p>450</text:p>
          </table:table-cell>
          <table:table-cell table:style-name="ce14" office:value-type="float" office:value="301" calcext:value-type="float">
            <text:p>301</text:p>
          </table:table-cell>
          <table:table-cell table:formula="of:=[.B4]/([.$H$1]+[.B4])*5" office:value-type="float" office:value="2.44565217391304" calcext:value-type="float">
            <text:p>2,44565217391304</text:p>
          </table:table-cell>
          <table:table-cell table:formula="of:=[.D4]/3.3*4096" office:value-type="float" office:value="3035.57312252964" calcext:value-type="float">
            <text:p>303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80" calcext:value-type="float">
            <text:p>380</text:p>
          </table:table-cell>
          <table:table-cell table:style-name="ce14" office:value-type="float" office:value="253" calcext:value-type="float">
            <text:p>253</text:p>
          </table:table-cell>
          <table:table-cell table:formula="of:=[.B5]/([.$H$1]+[.B5])*5" office:value-type="float" office:value="2.23529411764706" calcext:value-type="float">
            <text:p>2,23529411764706</text:p>
          </table:table-cell>
          <table:table-cell table:formula="of:=[.D5]/3.3*4096" office:value-type="float" office:value="2774.47415329768" calcext:value-type="float">
            <text:p>277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style-name="ce14" office:value-type="float" office:value="213" calcext:value-type="float">
            <text:p>213</text:p>
          </table:table-cell>
          <table:table-cell table:formula="of:=[.B6]/([.$H$1]+[.B6])*5" office:value-type="float" office:value="1.98717948717949" calcext:value-type="float">
            <text:p>1,98717948717949</text:p>
          </table:table-cell>
          <table:table-cell table:formula="of:=[.D6]/3.3*4096" office:value-type="float" office:value="2466.51126651127" calcext:value-type="float">
            <text:p>246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table:style-name="ce14" office:value-type="float" office:value="180" calcext:value-type="float">
            <text:p>180</text:p>
          </table:table-cell>
          <table:table-cell table:formula="of:=[.B7]/([.$H$1]+[.B7])*5" office:value-type="float" office:value="1.82432432432432" calcext:value-type="float">
            <text:p>1,82432432432432</text:p>
          </table:table-cell>
          <table:table-cell table:formula="of:=[.D7]/3.3*4096" office:value-type="float" office:value="2264.37346437346" calcext:value-type="float">
            <text:p>226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style-name="ce14" office:value-type="float" office:value="153" calcext:value-type="float">
            <text:p>153</text:p>
          </table:table-cell>
          <table:table-cell table:formula="of:=[.B8]/([.$H$1]+[.B8])*5" office:value-type="float" office:value="1.64285714285714" calcext:value-type="float">
            <text:p>1,64285714285714</text:p>
          </table:table-cell>
          <table:table-cell table:formula="of:=[.D8]/3.3*4096" office:value-type="float" office:value="2039.1341991342" calcext:value-type="float">
            <text:p>203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style-name="ce14" office:value-type="float" office:value="130" calcext:value-type="float">
            <text:p>130</text:p>
          </table:table-cell>
          <table:table-cell table:formula="of:=[.B9]/([.$H$1]+[.B9])*5" office:value-type="float" office:value="1.43939393939394" calcext:value-type="float">
            <text:p>1,43939393939394</text:p>
          </table:table-cell>
          <table:table-cell table:formula="of:=[.D9]/3.3*4096" office:value-type="float" office:value="1786.59320477502" calcext:value-type="float">
            <text:p>178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111" calcext:value-type="float">
            <text:p>111</text:p>
          </table:table-cell>
          <table:table-cell table:formula="of:=[.B10]/([.$H$1]+[.B10])*5" office:value-type="float" office:value="1.26984126984127" calcext:value-type="float">
            <text:p>1,26984126984127</text:p>
          </table:table-cell>
          <table:table-cell table:formula="of:=[.D10]/3.3*4096" office:value-type="float" office:value="1576.14237614238" calcext:value-type="float">
            <text:p>157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style-name="ce14" office:value-type="float" office:value="95" calcext:value-type="float">
            <text:p>95</text:p>
          </table:table-cell>
          <table:table-cell table:formula="of:=[.B11]/([.$H$1]+[.B11])*5" office:value-type="float" office:value="1.08333333333333" calcext:value-type="float">
            <text:p>1,08333333333333</text:p>
          </table:table-cell>
          <table:table-cell table:formula="of:=[.D11]/3.3*4096" office:value-type="float" office:value="1344.64646464647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81.5" calcext:value-type="float">
            <text:p>81,5</text:p>
          </table:table-cell>
          <table:table-cell table:formula="of:=[.B12]/([.$H$1]+[.B12])*5" office:value-type="float" office:value="0.87719298245614" calcext:value-type="float">
            <text:p>0,87719298245614</text:p>
          </table:table-cell>
          <table:table-cell table:formula="of:=[.D12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.1" calcext:value-type="float">
            <text:p>70,1</text:p>
          </table:table-cell>
          <table:table-cell table:formula="of:=[.B13]/([.$H$1]+[.B13])*5" office:value-type="float" office:value="0.727272727272727" calcext:value-type="float">
            <text:p>0,727272727272727</text:p>
          </table:table-cell>
          <table:table-cell table:formula="of:=[.D13]/3.3*4096" office:value-type="float" office:value="902.699724517906" calcext:value-type="float">
            <text:p>90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60.4" calcext:value-type="float">
            <text:p>60,4</text:p>
          </table:table-cell>
          <table:table-cell table:formula="of:=[.B14]/([.$H$1]+[.B14])*5" office:value-type="float" office:value="0.631970260223048" calcext:value-type="float">
            <text:p>0,631970260223048</text:p>
          </table:table-cell>
          <table:table-cell table:formula="of:=[.D14]/3.3*4096" office:value-type="float" office:value="784.409147234426" calcext:value-type="float">
            <text:p>78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.2" calcext:value-type="float">
            <text:p>56,2</text:p>
          </table:table-cell>
          <table:table-cell table:style-name="ce14" office:value-type="float" office:value="52.1" calcext:value-type="float">
            <text:p>52,1</text:p>
          </table:table-cell>
          <table:table-cell table:formula="of:=[.B15]/([.$H$1]+[.B15])*5" office:value-type="float" office:value="0.534017483846446" calcext:value-type="float">
            <text:p>0,534017483846446</text:p>
          </table:table-cell>
          <table:table-cell table:formula="of:=[.D15]/3.3*4096" office:value-type="float" office:value="662.828973889407" calcext:value-type="float">
            <text:p>66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style-name="ce14" office:value-type="float" office:value="45.2" calcext:value-type="float">
            <text:p>45,2</text:p>
          </table:table-cell>
          <table:table-cell table:formula="of:=[.B16]/([.$H$1]+[.B16])*5" office:value-type="float" office:value="0.438664596273292" calcext:value-type="float">
            <text:p>0,438664596273292</text:p>
          </table:table-cell>
          <table:table-cell table:formula="of:=[.D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39.3" calcext:value-type="float">
            <text:p>39,3</text:p>
          </table:table-cell>
          <table:table-cell table:formula="of:=[.B17]/([.$H$1]+[.B17])*5" office:value-type="float" office:value="0.364891518737673" calcext:value-type="float">
            <text:p>0,364891518737673</text:p>
          </table:table-cell>
          <table:table-cell table:formula="of:=[.D17]/3.3*4096" office:value-type="float" office:value="452.907775984699" calcext:value-type="float">
            <text:p>4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4.1" calcext:value-type="float">
            <text:p>34,1</text:p>
          </table:table-cell>
          <table:table-cell table:formula="of:=[.B18]/([.$H$1]+[.B18])*5" office:value-type="float" office:value="0.3" calcext:value-type="float">
            <text:p>0,3</text:p>
          </table:table-cell>
          <table:table-cell table:formula="of:=[.D18]/3.3*4096" office:value-type="float" office:value="372.363636363636" calcext:value-type="float">
            <text:p>37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5" calcext:value-type="float">
            <text:p>25,5</text:p>
          </table:table-cell>
          <table:table-cell table:style-name="ce14" office:value-type="float" office:value="29.8" calcext:value-type="float">
            <text:p>29,8</text:p>
          </table:table-cell>
          <table:table-cell table:formula="of:=[.B19]/([.$H$1]+[.B19])*5" office:value-type="float" office:value="0.257315842583249" calcext:value-type="float">
            <text:p>0,257315842583249</text:p>
          </table:table-cell>
          <table:table-cell table:formula="of:=[.D19]/3.3*4096" office:value-type="float" office:value="319.383542794239" calcext:value-type="float">
            <text:p>31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.2" calcext:value-type="float">
            <text:p>20,2</text:p>
          </table:table-cell>
          <table:table-cell table:style-name="ce14" office:value-type="float" office:value="26" calcext:value-type="float">
            <text:p>26</text:p>
          </table:table-cell>
          <table:table-cell table:formula="of:=[.B20]/([.$H$1]+[.B20])*5" office:value-type="float" office:value="0.206038351693186" calcext:value-type="float">
            <text:p>0,206038351693186</text:p>
          </table:table-cell>
          <table:table-cell table:formula="of:=[.D20]/3.3*4096" office:value-type="float" office:value="255.737299556149" calcext:value-type="float">
            <text:p>25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7" calcext:value-type="float">
            <text:p>16,7</text:p>
          </table:table-cell>
          <table:table-cell table:style-name="ce14" office:value-type="float" office:value="22.8" calcext:value-type="float">
            <text:p>22,8</text:p>
          </table:table-cell>
          <table:table-cell table:formula="of:=[.B21]/([.$H$1]+[.B21])*5" office:value-type="float" office:value="0.171563591534826" calcext:value-type="float">
            <text:p>0,171563591534826</text:p>
          </table:table-cell>
          <table:table-cell table:formula="of:=[.D21]/3.3*4096" office:value-type="float" office:value="212.946809371712" calcext:value-type="float">
            <text:p>2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20" calcext:value-type="float">
            <text:p>20</text:p>
          </table:table-cell>
          <table:table-cell table:formula="of:=[.B22]/([.$H$1]+[.B22])*5" office:value-type="float" office:value="0.144628099173554" calcext:value-type="float">
            <text:p>0,144628099173554</text:p>
          </table:table-cell>
          <table:table-cell table:formula="of:=[.D22]/3.3*4096" office:value-type="float" office:value="179.514149762084" calcext:value-type="float">
            <text:p>18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7.5" calcext:value-type="float">
            <text:p>17,5</text:p>
          </table:table-cell>
          <table:table-cell table:formula="of:=[.B23]/([.$H$1]+[.B23])*5" office:value-type="float" office:value="0.12448132780083" calcext:value-type="float">
            <text:p>0,12448132780083</text:p>
          </table:table-cell>
          <table:table-cell table:formula="of:=[.D23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4" calcext:value-type="float">
            <text:p>10,4</text:p>
          </table:table-cell>
          <table:table-cell table:style-name="ce14" office:value-type="float" office:value="15.4" calcext:value-type="float">
            <text:p>15,4</text:p>
          </table:table-cell>
          <table:table-cell table:formula="of:=[.B24]/([.$H$1]+[.B24])*5" office:value-type="float" office:value="0.108243130724396" calcext:value-type="float">
            <text:p>0,108243130724396</text:p>
          </table:table-cell>
          <table:table-cell table:formula="of:=[.D24]/3.3*4096" office:value-type="float" office:value="134.352685893069" calcext:value-type="float">
            <text:p>13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3.6" calcext:value-type="float">
            <text:p>13,6</text:p>
          </table:table-cell>
          <table:table-cell table:formula="of:=[.B25]/([.$H$1]+[.B25])*5" office:value-type="float" office:value="0.0939457202505219" calcext:value-type="float">
            <text:p>0,0939457202505219</text:p>
          </table:table-cell>
          <table:table-cell table:formula="of:=[.D25]/3.3*4096" office:value-type="float" office:value="116.606566710951" calcext:value-type="float">
            <text:p>11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4" calcext:value-type="float">
            <text:p>7,4</text:p>
          </table:table-cell>
          <table:table-cell table:style-name="ce14" office:value-type="float" office:value="12" calcext:value-type="float">
            <text:p>12</text:p>
          </table:table-cell>
          <table:table-cell table:formula="of:=[.B26]/([.$H$1]+[.B26])*5" office:value-type="float" office:value="0.0775031420192711" calcext:value-type="float">
            <text:p>0,0775031420192711</text:p>
          </table:table-cell>
          <table:table-cell table:formula="of:=[.D26]/3.3*4096" office:value-type="float" office:value="96.1978393063437" calcext:value-type="float">
            <text:p>9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" calcext:value-type="float">
            <text:p>6,5</text:p>
          </table:table-cell>
          <table:table-cell table:style-name="ce14" office:value-type="float" office:value="10.6" calcext:value-type="float">
            <text:p>10,6</text:p>
          </table:table-cell>
          <table:table-cell table:formula="of:=[.B27]/([.$H$1]+[.B27])*5" office:value-type="float" office:value="0.068205666316894" calcext:value-type="float">
            <text:p>0,068205666316894</text:p>
          </table:table-cell>
          <table:table-cell table:formula="of:=[.D27]/3.3*4096" office:value-type="float" office:value="84.6576997678782" calcext:value-type="float">
            <text:p>8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" calcext:value-type="float">
            <text:p>5,6</text:p>
          </table:table-cell>
          <table:table-cell table:style-name="ce14" office:value-type="float" office:value="9.43" calcext:value-type="float">
            <text:p>9,43</text:p>
          </table:table-cell>
          <table:table-cell table:formula="of:=[.B28]/([.$H$1]+[.B28])*5" office:value-type="float" office:value="0.0588730025231287" calcext:value-type="float">
            <text:p>0,0588730025231287</text:p>
          </table:table-cell>
          <table:table-cell table:formula="of:=[.D28]/3.3*4096" office:value-type="float" office:value="73.0738843438591" calcext:value-type="float">
            <text:p>7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9" calcext:value-type="float">
            <text:p>4,9</text:p>
          </table:table-cell>
          <table:table-cell table:style-name="ce14" office:value-type="float" office:value="8.38" calcext:value-type="float">
            <text:p>8,38</text:p>
          </table:table-cell>
          <table:table-cell table:formula="of:=[.B29]/([.$H$1]+[.B29])*5" office:value-type="float" office:value="0.0515898083807117" calcext:value-type="float">
            <text:p>0,0515898083807117</text:p>
          </table:table-cell>
          <table:table-cell table:formula="of:=[.D29]/3.3*4096" office:value-type="float" office:value="64.0338954931501" calcext:value-type="float">
            <text:p>6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15" calcext:value-type="float">
            <text:p>4,215</text:p>
          </table:table-cell>
          <table:table-cell table:style-name="ce14" office:value-type="float" office:value="7.44" calcext:value-type="float">
            <text:p>7,44</text:p>
          </table:table-cell>
          <table:table-cell table:formula="of:=[.B30]/([.$H$1]+[.B30])*5" office:value-type="float" office:value="0.0444418670856046" calcext:value-type="float">
            <text:p>0,0444418670856046</text:p>
          </table:table-cell>
          <table:table-cell table:formula="of:=[.D30]/3.3*4096" office:value-type="float" office:value="55.1617841159505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7" calcext:value-type="float">
            <text:p>3,7</text:p>
          </table:table-cell>
          <table:table-cell table:style-name="ce14" office:value-type="float" office:value="6.62" calcext:value-type="float">
            <text:p>6,62</text:p>
          </table:table-cell>
          <table:table-cell table:formula="of:=[.B31]/([.$H$1]+[.B31])*5" office:value-type="float" office:value="0.0390542537470973" calcext:value-type="float">
            <text:p>0,0390542537470973</text:p>
          </table:table-cell>
          <table:table-cell table:formula="of:=[.D31]/3.3*4096" office:value-type="float" office:value="48.4746131357911" calcext:value-type="float">
            <text:p>4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125" calcext:value-type="float">
            <text:p>3,125</text:p>
          </table:table-cell>
          <table:table-cell table:style-name="ce14" office:value-type="float" office:value="5.91" calcext:value-type="float">
            <text:p>5,91</text:p>
          </table:table-cell>
          <table:table-cell table:formula="of:=[.B32]/([.$H$1]+[.B32])*5" office:value-type="float" office:value="0.0330250990752972" calcext:value-type="float">
            <text:p>0,0330250990752972</text:p>
          </table:table-cell>
          <table:table-cell table:formula="of:=[.D32]/3.3*4096" office:value-type="float" office:value="40.9911532764901" calcext:value-type="float">
            <text:p>4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825" calcext:value-type="float">
            <text:p>2,825</text:p>
          </table:table-cell>
          <table:table-cell table:style-name="ce14" office:value-type="float" office:value="5.27" calcext:value-type="float">
            <text:p>5,27</text:p>
          </table:table-cell>
          <table:table-cell table:formula="of:=[.B33]/([.$H$1]+[.B33])*5" office:value-type="float" office:value="0.0298736318934067" calcext:value-type="float">
            <text:p>0,0298736318934067</text:p>
          </table:table-cell>
          <table:table-cell table:formula="of:=[.D33]/3.3*4096" office:value-type="float" office:value="37.0795140107254" calcext:value-type="float">
            <text:p>3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3" calcext:value-type="float">
            <text:p>2,53</text:p>
          </table:table-cell>
          <table:table-cell table:style-name="ce14" office:value-type="float" office:value="4.71" calcext:value-type="float">
            <text:p>4,71</text:p>
          </table:table-cell>
          <table:table-cell table:formula="of:=[.B34]/([.$H$1]+[.B34])*5" office:value-type="float" office:value="0.0267707870399763" calcext:value-type="float">
            <text:p>0,0267707870399763</text:p>
          </table:table-cell>
          <table:table-cell table:formula="of:=[.D34]/3.3*4096" office:value-type="float" office:value="33.2282253684069" calcext:value-type="float">
            <text:p>3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2" calcext:value-type="float">
            <text:p>2,2</text:p>
          </table:table-cell>
          <table:table-cell table:style-name="ce14" office:value-type="float" office:value="4.22" calcext:value-type="float">
            <text:p>4,22</text:p>
          </table:table-cell>
          <table:table-cell table:formula="of:=[.B35]/([.$H$1]+[.B35])*5" office:value-type="float" office:value="0.0232952138924185" calcext:value-type="float">
            <text:p>0,0232952138924185</text:p>
          </table:table-cell>
          <table:table-cell table:formula="of:=[.D35]/3.3*4096" office:value-type="float" office:value="28.9143018494988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85" calcext:value-type="float">
            <text:p>1,985</text:p>
          </table:table-cell>
          <table:table-cell table:style-name="ce14" office:value-type="float" office:value="3.78" calcext:value-type="float">
            <text:p>3,78</text:p>
          </table:table-cell>
          <table:table-cell table:formula="of:=[.B36]/([.$H$1]+[.B36])*5" office:value-type="float" office:value="0.0210282106422874" calcext:value-type="float">
            <text:p>0,0210282106422874</text:p>
          </table:table-cell>
          <table:table-cell table:formula="of:=[.D36]/3.3*4096" office:value-type="float" office:value="26.1004699366088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75" calcext:value-type="float">
            <text:p>1,75</text:p>
          </table:table-cell>
          <table:table-cell table:style-name="ce14" office:value-type="float" office:value="3.4" calcext:value-type="float">
            <text:p>3,4</text:p>
          </table:table-cell>
          <table:table-cell table:formula="of:=[.B37]/([.$H$1]+[.B37])*5" office:value-type="float" office:value="0.0185479597244303" calcext:value-type="float">
            <text:p>0,0185479597244303</text:p>
          </table:table-cell>
          <table:table-cell table:formula="of:=[.D37]/3.3*4096" office:value-type="float" office:value="23.021952433717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,6</text:p>
          </table:table-cell>
          <table:table-cell table:style-name="ce14" office:value-type="float" office:value="3.05" calcext:value-type="float">
            <text:p>3,05</text:p>
          </table:table-cell>
          <table:table-cell table:formula="of:=[.B38]/([.$H$1]+[.B38])*5" office:value-type="float" office:value="0.0169635284139101" calcext:value-type="float">
            <text:p>0,0169635284139101</text:p>
          </table:table-cell>
          <table:table-cell table:formula="of:=[.D38]/3.3*4096" office:value-type="float" office:value="21.0553370858714" calcext:value-type="float">
            <text:p>2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39" calcext:value-type="float">
            <text:p>1,39</text:p>
          </table:table-cell>
          <table:table-cell table:style-name="ce14" office:value-type="float" office:value="2.75" calcext:value-type="float">
            <text:p>2,75</text:p>
          </table:table-cell>
          <table:table-cell table:formula="of:=[.B39]/([.$H$1]+[.B39])*5" office:value-type="float" office:value="0.0147436305394684" calcext:value-type="float">
            <text:p>0,0147436305394684</text:p>
          </table:table-cell>
          <table:table-cell table:formula="of:=[.D39]/3.3*4096" office:value-type="float" office:value="18.2999729362614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187" calcext:value-type="float">
            <text:p>1,187</text:p>
          </table:table-cell>
          <table:table-cell table:style-name="ce14" office:value-type="float" office:value="2.47" calcext:value-type="float">
            <text:p>2,47</text:p>
          </table:table-cell>
          <table:table-cell table:formula="of:=[.B40]/([.$H$1]+[.B40])*5" office:value-type="float" office:value="0.0125958483574462" calcext:value-type="float">
            <text:p>0,0125958483574462</text:p>
          </table:table-cell>
          <table:table-cell table:formula="of:=[.D40]/3.3*4096" office:value-type="float" office:value="15.634119658212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09" calcext:value-type="float">
            <text:p>1,09</text:p>
          </table:table-cell>
          <table:table-cell table:style-name="ce14" office:value-type="float" office:value="2.23" calcext:value-type="float">
            <text:p>2,23</text:p>
          </table:table-cell>
          <table:table-cell table:formula="of:=[.B41]/([.$H$1]+[.B41])*5" office:value-type="float" office:value="0.01156891464476" calcext:value-type="float">
            <text:p>0,01156891464476</text:p>
          </table:table-cell>
          <table:table-cell table:formula="of:=[.D41]/3.3*4096" office:value-type="float" office:value="14.3594770863446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2" calcext:value-type="float">
            <text:p>0,982</text:p>
          </table:table-cell>
          <table:table-cell table:style-name="ce14" office:value-type="float" office:value="2.02" calcext:value-type="float">
            <text:p>2,02</text:p>
          </table:table-cell>
          <table:table-cell table:formula="of:=[.B42]/([.$H$1]+[.B42])*5" office:value-type="float" office:value="0.0104250268587759" calcext:value-type="float">
            <text:p>0,0104250268587759</text:p>
          </table:table-cell>
          <table:table-cell table:formula="of:=[.D42]/3.3*4096" office:value-type="float" office:value="12.939669701074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865" calcext:value-type="float">
            <text:p>0,865</text:p>
          </table:table-cell>
          <table:table-cell table:style-name="ce14" office:value-type="float" office:value="1.82" calcext:value-type="float">
            <text:p>1,82</text:p>
          </table:table-cell>
          <table:table-cell table:formula="of:=[.B43]/([.$H$1]+[.B43])*5" office:value-type="float" office:value="0.00918522294075797" calcext:value-type="float">
            <text:p>0,00918522294075797</text:p>
          </table:table-cell>
          <table:table-cell table:formula="of:=[.D43]/3.3*4096" office:value-type="float" office:value="11.4008100501044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73" calcext:value-type="float">
            <text:p>0,773</text:p>
          </table:table-cell>
          <table:table-cell table:style-name="ce14" office:value-type="float" office:value="1.65" calcext:value-type="float">
            <text:p>1,65</text:p>
          </table:table-cell>
          <table:table-cell table:formula="of:=[.B44]/([.$H$1]+[.B44])*5" office:value-type="float" office:value="0.00820990158738925" calcext:value-type="float">
            <text:p>0,00820990158738925</text:p>
          </table:table-cell>
          <table:table-cell table:formula="of:=[.D44]/3.3*4096" office:value-type="float" office:value="10.1902293642262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87" calcext:value-type="float">
            <text:p>0,687</text:p>
          </table:table-cell>
          <table:table-cell table:style-name="ce14" office:value-type="float" office:value="1.5" calcext:value-type="float">
            <text:p>1,5</text:p>
          </table:table-cell>
          <table:table-cell table:formula="of:=[.B45]/([.$H$1]+[.B45])*5" office:value-type="float" office:value="0.00729784336512375" calcext:value-type="float">
            <text:p>0,00729784336512375</text:p>
          </table:table-cell>
          <table:table-cell table:formula="of:=[.D45]/3.3*4096" office:value-type="float" office:value="9.05817164349905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32" calcext:value-type="float">
            <text:p>0,632</text:p>
          </table:table-cell>
          <table:table-cell table:style-name="ce14" office:value-type="float" office:value="1.36" calcext:value-type="float">
            <text:p>1,36</text:p>
          </table:table-cell>
          <table:table-cell table:formula="of:=[.B46]/([.$H$1]+[.B46])*5" office:value-type="float" office:value="0.00671437556307263" calcext:value-type="float">
            <text:p>0,00671437556307263</text:p>
          </table:table-cell>
          <table:table-cell table:formula="of:=[.D46]/3.3*4096" office:value-type="float" office:value="8.33396433525621" calcext:value-type="float">
            <text:p>8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52k" table:style-name="ta1">
        <table:table-column table:style-name="co6" table:number-columns-repeated="7" table:default-cell-style-name="ce14"/>
        <table:table-column table:style-name="co7" table:number-columns-repeated="1017" table:default-cell-style-name="ce14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style-name="ce16" table:formula="of:=[.C2]/3.3*4096" office:value-type="float" office:value="3416.1801501251" calcext:value-type="float">
            <text:p>3416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style-name="ce16" table:formula="of:=[.C3]/3.3*4096" office:value-type="float" office:value="2789.24072182499" calcext:value-type="float">
            <text:p>2789</text:p>
          </table:table-cell>
          <table:table-cell table:number-columns-repeated="1020"/>
        </table:table-row>
        <table:table-row table:style-name="ro1">
          <table:table-cell table:style-name="ce20" office:value-type="float" office:value="13.5" calcext:value-type="float">
            <text:p>13,5</text:p>
          </table:table-cell>
          <table:table-cell table:style-name="ce20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style-name="ce16" table:formula="of:=[.C4]/3.3*4096" office:value-type="float" office:value="2222.25750959375" calcext:value-type="float">
            <text:p>2222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style-name="ce16" table:formula="of:=[.C5]/3.3*4096" office:value-type="float" office:value="1882.40700847336" calcext:value-type="float">
            <text:p>1882</text:p>
          </table:table-cell>
          <table:table-cell table:number-columns-repeated="1020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style-name="ce16" table:formula="of:=[.C6]/3.3*4096" office:value-type="float" office:value="1644.60606060606" calcext:value-type="float">
            <text:p>1645</text:p>
          </table:table-cell>
          <table:table-cell table:number-columns-repeated="1020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style-name="ce16" table:formula="of:=[.C7]/3.3*4096" office:value-type="float" office:value="1301.27077223851" calcext:value-type="float">
            <text:p>1301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style-name="ce16" table:formula="of:=[.C8]/3.3*4096" office:value-type="float" office:value="1109.46334856949" calcext:value-type="float">
            <text:p>1109</text:p>
          </table:table-cell>
          <table:table-cell table:number-columns-repeated="1020"/>
        </table:table-row>
        <table:table-row table:style-name="ro1">
          <table:table-cell table:style-name="ce20" office:value-type="float" office:value="35.5" calcext:value-type="float">
            <text:p>35,5</text:p>
          </table:table-cell>
          <table:table-cell table:style-name="ce20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style-name="ce16" table:formula="of:=[.C9]/3.3*4096" office:value-type="float" office:value="1022.58953168044" calcext:value-type="float">
            <text:p>1023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style-name="ce16" table:formula="of:=[.C10]/3.3*4096" office:value-type="float" office:value="902.043692741367" calcext:value-type="float">
            <text:p>902</text:p>
          </table:table-cell>
          <table:table-cell table:number-columns-repeated="1020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style-name="ce16" table:formula="of:=[.C11]/3.3*4096" office:value-type="float" office:value="817.455118222986" calcext:value-type="float">
            <text:p>817</text:p>
          </table:table-cell>
          <table:table-cell table:number-columns-repeated="1020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style-name="ce16" table:formula="of:=[.C12]/3.3*4096" office:value-type="float" office:value="670.314798470138" calcext:value-type="float">
            <text:p>670</text:p>
          </table:table-cell>
          <table:table-cell table:number-columns-repeated="1020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style-name="ce16" table:formula="of:=[.C13]/3.3*4096" office:value-type="float" office:value="574.635241301908" calcext:value-type="float">
            <text:p>575</text:p>
          </table:table-cell>
          <table:table-cell table:number-columns-repeated="1020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style-name="ce16" table:formula="of:=[.C14]/3.3*4096" office:value-type="float" office:value="504.24242424242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style-name="ce16" table:formula="of:=[.C15]/3.3*4096" office:value-type="float" office:value="468.381932532876" calcext:value-type="float">
            <text:p>468</text:p>
          </table:table-cell>
          <table:table-cell table:number-columns-repeated="1020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style-name="ce16" table:formula="of:=[.C16]/3.3*4096" office:value-type="float" office:value="432.067510548523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style-name="ce16" table:formula="of:=[.C17]/3.3*4096" office:value-type="float" office:value="395.290484462459" calcext:value-type="float">
            <text:p>395</text:p>
          </table:table-cell>
          <table:table-cell table:number-columns-repeated="1020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9" calcext:value-type="float">
            <text:p>0,288461538461539</text:p>
          </table:table-cell>
          <table:table-cell table:style-name="ce16" table:formula="of:=[.C18]/3.3*4096" office:value-type="float" office:value="358.041958041958" calcext:value-type="float">
            <text:p>358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LDU_Fluid" table:style-name="ta1">
        <table:table-column table:style-name="co6" table:number-columns-repeated="3" table:default-cell-style-name="ce14"/>
        <table:table-column table:style-name="co6" table:default-cell-style-name="ce16"/>
        <table:table-column table:style-name="co6" table:number-columns-repeated="3" table:default-cell-style-name="ce14"/>
        <table:table-column table:style-name="co7" table:number-columns-repeated="1017" table:default-cell-style-name="ce14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3" calcext:value-type="float">
            <text:p>0,222929936305733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B600" table:style-name="ta1">
        <table:table-column table:style-name="co6" table:number-columns-repeated="5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formula="of:=[.B1]*EXP(-[.C1]/298)" office:value-type="float" office:value="0.060306814945995" calcext:value-type="float">
            <text:p>0,060306814945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style-name="ce16"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style-name="ce16"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style-name="ce16"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style-name="ce16"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style-name="ce16"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style-name="ce16"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style-name="ce16"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style-name="ce16"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style-name="ce16"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style-name="ce16"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style-name="ce16"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style-name="ce16"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style-name="ce16"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style-name="ce16"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style-name="ce16"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style-name="ce16"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style-name="ce16"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style-name="ce16"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style-name="ce16"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style-name="ce16"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5" calcext:value-type="float">
            <text:p>0,274065133491685</text:p>
          </table:table-cell>
          <table:table-cell table:style-name="ce16"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style-name="ce16" table:formula="of:=[.C25]/3.3*4096" office:value-type="float" office:value="302.740798033063" calcext:value-type="float">
            <text:p>303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Heatsink" table:style-name="ta1">
        <table:table-column table:style-name="co6" table:number-columns-repeated="4" table:default-cell-style-name="ce14"/>
        <table:table-column table:style-name="co10" table:default-cell-style-name="ce14"/>
        <table:table-column table:style-name="co6" table:number-columns-repeated="1018" table:default-cell-style-name="ce14"/>
        <table:table-column table:style-name="co7" table:default-cell-style-name="ce14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Dutycycle 1</text:p>
          </table:table-cell>
          <table:table-cell table:style-name="ce1" office:value-type="string" calcext:value-type="string">
            <text:p>Dutycycle 2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Voltage divided</text:p>
          </table:table-cell>
          <table:table-cell table:style-name="ce1" office:value-type="string" calcext:value-type="string">
            <text:p>Digits</text:p>
          </table:table-cell>
          <table:table-cell table:style-name="ce1" table:number-columns-repeated="1018"/>
        </table:table-row>
        <table:table-row table:style-name="ro1">
          <table:table-cell table:style-name="ce34" office:value-type="float" office:value="-10" calcext:value-type="float">
            <text:p>-10°C</text:p>
          </table:table-cell>
          <table:table-cell table:style-name="ce17" table:formula="of:=[.B6]-[.$M$10]*([.A6]-[.A2])" office:value-type="percentage" office:value="0.375527272727273" calcext:value-type="percentage">
            <text:p>37,55%</text:p>
          </table:table-cell>
          <table:table-cell table:style-name="ce17" table:formula="of:=[.C6]-[.$M$10]*([.A6]-[.A2])" office:value-type="percentage" office:value="0.378527272727273" calcext:value-type="percentage">
            <text:p>37,85%</text:p>
          </table:table-cell>
          <table:table-cell table:style-name="ce35" table:formula="of:=5*([.B2]+[.C2])/2-0.8" office:value-type="float" office:value="1.08513636363636" calcext:value-type="float">
            <text:p>1,085V</text:p>
          </table:table-cell>
          <table:table-cell table:style-name="ce35" table:formula="of:=[.D2]*47/(47+10)" office:value-type="float" office:value="0.894761562998405" calcext:value-type="float">
            <text:p>0,895V</text:p>
          </table:table-cell>
          <table:table-cell table:style-name="ce16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0" calcext:value-type="float">
            <text:p>0°C</text:p>
          </table:table-cell>
          <table:table-cell table:style-name="ce17" table:formula="of:=[.B5]-[.$M$10]*([.A6]-[.A3])" office:value-type="percentage" office:value="0.397895454545455" calcext:value-type="percentage">
            <text:p>39,79%</text:p>
          </table:table-cell>
          <table:table-cell table:style-name="ce17" table:formula="of:=[.C5]-[.$M$10]*([.A6]-[.A3])" office:value-type="percentage" office:value="0.400895454545455" calcext:value-type="percentage">
            <text:p>40,09%</text:p>
          </table:table-cell>
          <table:table-cell table:style-name="ce35" table:formula="of:=5*([.B3]+[.C3])/2-0.8" office:value-type="float" office:value="1.19697727272727" calcext:value-type="float">
            <text:p>1,197V</text:p>
          </table:table-cell>
          <table:table-cell table:style-name="ce35" table:formula="of:=[.D3]*47/(47+10)" office:value-type="float" office:value="0.986981259968102" calcext:value-type="float">
            <text:p>0,987V</text:p>
          </table:table-cell>
          <table:table-cell table:style-name="ce16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" calcext:value-type="float">
            <text:p>10°C</text:p>
          </table:table-cell>
          <table:table-cell table:style-name="ce17" table:formula="of:=[.B6]-[.$M$10]*([.A6]-[.A4])" office:value-type="percentage" office:value="0.439436363636364" calcext:value-type="percentage">
            <text:p>43,94%</text:p>
          </table:table-cell>
          <table:table-cell table:style-name="ce17" table:formula="of:=[.C6]-[.$M$10]*([.A6]-[.A4])" office:value-type="percentage" office:value="0.442436363636364" calcext:value-type="percentage">
            <text:p>44,24%</text:p>
          </table:table-cell>
          <table:table-cell table:style-name="ce35" table:formula="of:=5*([.B4]+[.C4])/2-0.8" office:value-type="float" office:value="1.40468181818182" calcext:value-type="float">
            <text:p>1,405V</text:p>
          </table:table-cell>
          <table:table-cell table:style-name="ce35" table:formula="of:=[.D4]*47/(47+10)" office:value-type="float" office:value="1.15824641148325" calcext:value-type="float">
            <text:p>1,158V</text:p>
          </table:table-cell>
          <table:table-cell table:style-name="ce16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5" calcext:value-type="float">
            <text:p>15°C</text:p>
          </table:table-cell>
          <table:table-cell table:style-name="ce17" table:formula="of:=[.B6]-[.$M$10]*([.A6]-[.A5])" office:value-type="percentage" office:value="0.455413636363636" calcext:value-type="percentage">
            <text:p>45,54%</text:p>
          </table:table-cell>
          <table:table-cell table:style-name="ce17" table:formula="of:=[.C6]-[.$M$10]*([.A6]-[.A5])" office:value-type="percentage" office:value="0.458413636363636" calcext:value-type="percentage">
            <text:p>45,84%</text:p>
          </table:table-cell>
          <table:table-cell table:style-name="ce35" table:formula="of:=5*([.B5]+[.C5])/2-0.8" office:value-type="float" office:value="1.48456818181818" calcext:value-type="float">
            <text:p>1,485V</text:p>
          </table:table-cell>
          <table:table-cell table:style-name="ce35" table:formula="of:=[.D5]*47/(47+10)" office:value-type="float" office:value="1.22411762360447" calcext:value-type="float">
            <text:p>1,224V</text:p>
          </table:table-cell>
          <table:table-cell table:style-name="ce16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8" calcext:value-type="float">
            <text:p>18°C</text:p>
          </table:table-cell>
          <table:table-cell table:style-name="ce17" office:value-type="percentage" office:value="0.465" calcext:value-type="percentage">
            <text:p>46,50%</text:p>
          </table:table-cell>
          <table:table-cell table:style-name="ce17" office:value-type="percentage" office:value="0.468" calcext:value-type="percentage">
            <text:p>46,80%</text:p>
          </table:table-cell>
          <table:table-cell table:style-name="ce35" table:formula="of:=5*([.B6]+[.C6])/2-0.8" office:value-type="float" office:value="1.5325" calcext:value-type="float">
            <text:p>1,533V</text:p>
          </table:table-cell>
          <table:table-cell table:style-name="ce35" table:formula="of:=[.D6]*47/(47+10)" office:value-type="float" office:value="1.26364035087719" calcext:value-type="float">
            <text:p>1,264V</text:p>
          </table:table-cell>
          <table:table-cell table:style-name="ce16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25" calcext:value-type="float">
            <text:p>25°C</text:p>
          </table:table-cell>
          <table:table-cell table:style-name="ce17" office:value-type="percentage" office:value="0.486" calcext:value-type="percentage">
            <text:p>48,60%</text:p>
          </table:table-cell>
          <table:table-cell table:style-name="ce17" office:value-type="percentage" office:value="0.49" calcext:value-type="percentage">
            <text:p>49,00%</text:p>
          </table:table-cell>
          <table:table-cell table:style-name="ce35" table:formula="of:=5*([.B7]+[.C7])/2-0.8" office:value-type="float" office:value="1.64" calcext:value-type="float">
            <text:p>1,640V</text:p>
          </table:table-cell>
          <table:table-cell table:style-name="ce35" table:formula="of:=[.D7]*47/(47+10)" office:value-type="float" office:value="1.35228070175439" calcext:value-type="float">
            <text:p>1,352V</text:p>
          </table:table-cell>
          <table:table-cell table:style-name="ce16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28</text:p>
          </table:table-cell>
          <table:table-cell table:number-columns-repeated="1013"/>
        </table:table-row>
        <table:table-row table:style-name="ro1">
          <table:table-cell table:style-name="ce34" office:value-type="float" office:value="30" calcext:value-type="float">
            <text:p>30°C</text:p>
          </table:table-cell>
          <table:table-cell table:style-name="ce17" office:value-type="percentage" office:value="0.5012" calcext:value-type="percentage">
            <text:p>50,12%</text:p>
          </table:table-cell>
          <table:table-cell table:style-name="ce17" office:value-type="percentage" office:value="0.5054" calcext:value-type="percentage">
            <text:p>50,54%</text:p>
          </table:table-cell>
          <table:table-cell table:style-name="ce35" table:formula="of:=5*([.B8]+[.C8])/2-0.8" office:value-type="float" office:value="1.7165" calcext:value-type="float">
            <text:p>1,717V</text:p>
          </table:table-cell>
          <table:table-cell table:style-name="ce35" table:formula="of:=[.D8]*47/(47+10)" office:value-type="float" office:value="1.41535964912281" calcext:value-type="float">
            <text:p>1,415V</text:p>
          </table:table-cell>
          <table:table-cell table:style-name="ce16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table:style-name="ce34" office:value-type="float" office:value="35" calcext:value-type="float">
            <text:p>35°C</text:p>
          </table:table-cell>
          <table:table-cell table:style-name="ce17" office:value-type="percentage" office:value="0.519" calcext:value-type="percentage">
            <text:p>51,90%</text:p>
          </table:table-cell>
          <table:table-cell table:style-name="ce17" office:value-type="percentage" office:value="0.523" calcext:value-type="percentage">
            <text:p>52,30%</text:p>
          </table:table-cell>
          <table:table-cell table:style-name="ce35" table:formula="of:=5*([.B9]+[.C9])/2-0.8" office:value-type="float" office:value="1.805" calcext:value-type="float">
            <text:p>1,805V</text:p>
          </table:table-cell>
          <table:table-cell table:style-name="ce35" table:formula="of:=[.D9]*47/(47+10)" office:value-type="float" office:value="1.48833333333333" calcext:value-type="float">
            <text:p>1,488V</text:p>
          </table:table-cell>
          <table:table-cell table:style-name="ce16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" calcext:value-type="float">
            <text:p>0,0177</text:p>
          </table:table-cell>
          <table:table-cell table:number-columns-repeated="1013"/>
        </table:table-row>
        <table:table-row table:style-name="ro1">
          <table:table-cell table:style-name="ce34" office:value-type="float" office:value="40" calcext:value-type="float">
            <text:p>40°C</text:p>
          </table:table-cell>
          <table:table-cell table:style-name="ce17" office:value-type="percentage" office:value="0.5343" calcext:value-type="percentage">
            <text:p>53,43%</text:p>
          </table:table-cell>
          <table:table-cell table:style-name="ce17" office:value-type="percentage" office:value="0.5383" calcext:value-type="percentage">
            <text:p>53,83%</text:p>
          </table:table-cell>
          <table:table-cell table:style-name="ce35" table:formula="of:=5*([.B10]+[.C10])/2-0.8" office:value-type="float" office:value="1.8815" calcext:value-type="float">
            <text:p>1,882V</text:p>
          </table:table-cell>
          <table:table-cell table:style-name="ce35" table:formula="of:=[.D10]*47/(47+10)" office:value-type="float" office:value="1.55141228070175" calcext:value-type="float">
            <text:p>1,551V</text:p>
          </table:table-cell>
          <table:table-cell table:style-name="ce16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4</text:p>
          </table:table-cell>
          <table:table-cell table:style-name="ce17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table:style-name="ce34" office:value-type="float" office:value="50" calcext:value-type="float">
            <text:p>50°C</text:p>
          </table:table-cell>
          <table:table-cell table:style-name="ce17" table:formula="of:=[.$B$3]+[.$M$10]*[.$A11]" office:value-type="percentage" office:value="0.557668181818182" calcext:value-type="percentage">
            <text:p>55,77%</text:p>
          </table:table-cell>
          <table:table-cell table:style-name="ce17" table:formula="of:=[.$C$3]+[.$M$10]*[.$A11]" office:value-type="percentage" office:value="0.560668181818182" calcext:value-type="percentage">
            <text:p>56,07%</text:p>
          </table:table-cell>
          <table:table-cell table:style-name="ce35" table:formula="of:=5*([.B11]+[.C11])/2-0.8" office:value-type="float" office:value="1.99584090909091" calcext:value-type="float">
            <text:p>1,996V</text:p>
          </table:table-cell>
          <table:table-cell table:style-name="ce35" table:formula="of:=[.D11]*47/(47+10)" office:value-type="float" office:value="1.64569338118022" calcext:value-type="float">
            <text:p>1,646V</text:p>
          </table:table-cell>
          <table:table-cell table:style-name="ce16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60" calcext:value-type="float">
            <text:p>60°C</text:p>
          </table:table-cell>
          <table:table-cell table:style-name="ce17" table:formula="of:=[.$B$3]+[.$M$10]*[.$A12]" office:value-type="percentage" office:value="0.589622727272727" calcext:value-type="percentage">
            <text:p>58,96%</text:p>
          </table:table-cell>
          <table:table-cell table:style-name="ce17" table:formula="of:=[.$C$3]+[.$M$10]*[.$A12]" office:value-type="percentage" office:value="0.592622727272727" calcext:value-type="percentage">
            <text:p>59,26%</text:p>
          </table:table-cell>
          <table:table-cell table:style-name="ce35" table:formula="of:=5*([.B12]+[.C12])/2-0.8" office:value-type="float" office:value="2.15561363636364" calcext:value-type="float">
            <text:p>2,156V</text:p>
          </table:table-cell>
          <table:table-cell table:style-name="ce35" table:formula="of:=[.D12]*47/(47+10)" office:value-type="float" office:value="1.77743580542265" calcext:value-type="float">
            <text:p>1,777V</text:p>
          </table:table-cell>
          <table:table-cell table:style-name="ce16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table:style-name="ce34" office:value-type="float" office:value="70" calcext:value-type="float">
            <text:p>70°C</text:p>
          </table:table-cell>
          <table:table-cell table:style-name="ce17" table:formula="of:=[.$B$3]+[.$M$10]*[.$A13]" office:value-type="percentage" office:value="0.621577272727273" calcext:value-type="percentage">
            <text:p>62,16%</text:p>
          </table:table-cell>
          <table:table-cell table:style-name="ce17" table:formula="of:=[.$C$3]+[.$M$10]*[.$A13]" office:value-type="percentage" office:value="0.624577272727273" calcext:value-type="percentage">
            <text:p>62,46%</text:p>
          </table:table-cell>
          <table:table-cell table:style-name="ce35" table:formula="of:=5*([.B13]+[.C13])/2-0.8" office:value-type="float" office:value="2.31538636363636" calcext:value-type="float">
            <text:p>2,315V</text:p>
          </table:table-cell>
          <table:table-cell table:style-name="ce35" table:formula="of:=[.D13]*47/(47+10)" office:value-type="float" office:value="1.90917822966507" calcext:value-type="float">
            <text:p>1,909V</text:p>
          </table:table-cell>
          <table:table-cell table:style-name="ce16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80" calcext:value-type="float">
            <text:p>80°C</text:p>
          </table:table-cell>
          <table:table-cell table:style-name="ce17" table:formula="of:=[.$B$3]+[.$M$10]*[.$A14]" office:value-type="percentage" office:value="0.653531818181818" calcext:value-type="percentage">
            <text:p>65,35%</text:p>
          </table:table-cell>
          <table:table-cell table:style-name="ce17" table:formula="of:=[.$C$3]+[.$M$10]*[.$A14]" office:value-type="percentage" office:value="0.656531818181818" calcext:value-type="percentage">
            <text:p>65,65%</text:p>
          </table:table-cell>
          <table:table-cell table:style-name="ce35" table:formula="of:=5*([.B14]+[.C14])/2-0.8" office:value-type="float" office:value="2.47515909090909" calcext:value-type="float">
            <text:p>2,475V</text:p>
          </table:table-cell>
          <table:table-cell table:style-name="ce35" table:formula="of:=[.D14]*47/(47+10)" office:value-type="float" office:value="2.0409206539075" calcext:value-type="float">
            <text:p>2,041V</text:p>
          </table:table-cell>
          <table:table-cell table:style-name="ce16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90" calcext:value-type="float">
            <text:p>90°C</text:p>
          </table:table-cell>
          <table:table-cell table:style-name="ce17" table:formula="of:=[.$B$3]+[.$M$10]*[.$A15]" office:value-type="percentage" office:value="0.685486363636364" calcext:value-type="percentage">
            <text:p>68,55%</text:p>
          </table:table-cell>
          <table:table-cell table:style-name="ce17" table:formula="of:=[.$C$3]+[.$M$10]*[.$A15]" office:value-type="percentage" office:value="0.688486363636364" calcext:value-type="percentage">
            <text:p>68,85%</text:p>
          </table:table-cell>
          <table:table-cell table:style-name="ce35" table:formula="of:=5*([.B15]+[.C15])/2-0.8" office:value-type="float" office:value="2.63493181818182" calcext:value-type="float">
            <text:p>2,635V</text:p>
          </table:table-cell>
          <table:table-cell table:style-name="ce35" table:formula="of:=[.D15]*47/(47+10)" office:value-type="float" office:value="2.17266307814992" calcext:value-type="float">
            <text:p>2,173V</text:p>
          </table:table-cell>
          <table:table-cell table:style-name="ce16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0" calcext:value-type="float">
            <text:p>100°C</text:p>
          </table:table-cell>
          <table:table-cell table:style-name="ce17" table:formula="of:=[.$B$3]+[.$M$10]*[.$A16]" office:value-type="percentage" office:value="0.717440909090909" calcext:value-type="percentage">
            <text:p>71,74%</text:p>
          </table:table-cell>
          <table:table-cell table:style-name="ce17" table:formula="of:=[.$C$3]+[.$M$10]*[.$A16]" office:value-type="percentage" office:value="0.720440909090909" calcext:value-type="percentage">
            <text:p>72,04%</text:p>
          </table:table-cell>
          <table:table-cell table:style-name="ce35" table:formula="of:=5*([.B16]+[.C16])/2-0.8" office:value-type="float" office:value="2.79470454545455" calcext:value-type="float">
            <text:p>2,795V</text:p>
          </table:table-cell>
          <table:table-cell table:style-name="ce35" table:formula="of:=[.D16]*47/(47+10)" office:value-type="float" office:value="2.30440550239234" calcext:value-type="float">
            <text:p>2,304V</text:p>
          </table:table-cell>
          <table:table-cell table:style-name="ce16" table:formula="of:=[.E16]/3.3*4096" office:value-type="float" office:value="2860.25604175729" calcext:value-type="float">
            <text:p>286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10" calcext:value-type="float">
            <text:p>110°C</text:p>
          </table:table-cell>
          <table:table-cell table:style-name="ce17" table:formula="of:=[.$B$3]+[.$M$10]*[.$A17]" office:value-type="percentage" office:value="0.749395454545454" calcext:value-type="percentage">
            <text:p>74,94%</text:p>
          </table:table-cell>
          <table:table-cell table:style-name="ce17" table:formula="of:=[.$C$3]+[.$M$10]*[.$A17]" office:value-type="percentage" office:value="0.752395454545454" calcext:value-type="percentage">
            <text:p>75,24%</text:p>
          </table:table-cell>
          <table:table-cell table:style-name="ce35" table:formula="of:=5*([.B17]+[.C17])/2-0.8" office:value-type="float" office:value="2.95447727272727" calcext:value-type="float">
            <text:p>2,954V</text:p>
          </table:table-cell>
          <table:table-cell table:style-name="ce35" table:formula="of:=[.D17]*47/(47+10)" office:value-type="float" office:value="2.43614792663477" calcext:value-type="float">
            <text:p>2,436V</text:p>
          </table:table-cell>
          <table:table-cell table:style-name="ce16" table:formula="of:=[.E17]/3.3*4096" office:value-type="float" office:value="3023.77633560485" calcext:value-type="float">
            <text:p>3024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20" calcext:value-type="float">
            <text:p>120°C</text:p>
          </table:table-cell>
          <table:table-cell table:style-name="ce17" table:formula="of:=[.$B$3]+[.$M$10]*[.$A18]" office:value-type="percentage" office:value="0.78135" calcext:value-type="percentage">
            <text:p>78,14%</text:p>
          </table:table-cell>
          <table:table-cell table:style-name="ce17" table:formula="of:=[.$C$3]+[.$M$10]*[.$A18]" office:value-type="percentage" office:value="0.78435" calcext:value-type="percentage">
            <text:p>78,44%</text:p>
          </table:table-cell>
          <table:table-cell table:style-name="ce35" table:formula="of:=5*([.B18]+[.C18])/2-0.8" office:value-type="float" office:value="3.11425" calcext:value-type="float">
            <text:p>3,114V</text:p>
          </table:table-cell>
          <table:table-cell table:style-name="ce35" table:formula="of:=[.D18]*47/(47+10)" office:value-type="float" office:value="2.56789035087719" calcext:value-type="float">
            <text:p>2,568V</text:p>
          </table:table-cell>
          <table:table-cell table:style-name="ce16" table:formula="of:=[.E18]/3.3*4096" office:value-type="float" office:value="3187.29662945242" calcext:value-type="float">
            <text:p>318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30" calcext:value-type="float">
            <text:p>130°C</text:p>
          </table:table-cell>
          <table:table-cell table:style-name="ce17" table:formula="of:=[.$B$3]+[.$M$10]*[.$A19]" office:value-type="percentage" office:value="0.813304545454545" calcext:value-type="percentage">
            <text:p>81,33%</text:p>
          </table:table-cell>
          <table:table-cell table:style-name="ce17" table:formula="of:=[.$C$3]+[.$M$10]*[.$A19]" office:value-type="percentage" office:value="0.816304545454545" calcext:value-type="percentage">
            <text:p>81,63%</text:p>
          </table:table-cell>
          <table:table-cell table:style-name="ce35" table:formula="of:=5*([.B19]+[.C19])/2-0.8" office:value-type="float" office:value="3.27402272727273" calcext:value-type="float">
            <text:p>3,274V</text:p>
          </table:table-cell>
          <table:table-cell table:style-name="ce35" table:formula="of:=[.D19]*47/(47+10)" office:value-type="float" office:value="2.69963277511962" calcext:value-type="float">
            <text:p>2,700V</text:p>
          </table:table-cell>
          <table:table-cell table:style-name="ce16" table:formula="of:=[.E19]/3.3*4096" office:value-type="float" office:value="3350.81692329998" calcext:value-type="float">
            <text:p>335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40" calcext:value-type="float">
            <text:p>140°C</text:p>
          </table:table-cell>
          <table:table-cell table:style-name="ce17" table:formula="of:=[.$B$3]+[.$M$10]*[.$A20]" office:value-type="percentage" office:value="0.845259090909091" calcext:value-type="percentage">
            <text:p>84,53%</text:p>
          </table:table-cell>
          <table:table-cell table:style-name="ce17" table:formula="of:=[.$C$3]+[.$M$10]*[.$A20]" office:value-type="percentage" office:value="0.848259090909091" calcext:value-type="percentage">
            <text:p>84,83%</text:p>
          </table:table-cell>
          <table:table-cell table:style-name="ce35" table:formula="of:=5*([.B20]+[.C20])/2-0.8" office:value-type="float" office:value="3.43379545454545" calcext:value-type="float">
            <text:p>3,434V</text:p>
          </table:table-cell>
          <table:table-cell table:style-name="ce35" table:formula="of:=[.D20]*47/(47+10)" office:value-type="float" office:value="2.83137519936204" calcext:value-type="float">
            <text:p>2,831V</text:p>
          </table:table-cell>
          <table:table-cell table:style-name="ce16" table:formula="of:=[.E20]/3.3*4096" office:value-type="float" office:value="3514.33721714755" calcext:value-type="float">
            <text:p>3514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50" calcext:value-type="float">
            <text:p>150°C</text:p>
          </table:table-cell>
          <table:table-cell table:style-name="ce17" table:formula="of:=[.$B$3]+[.$M$10]*[.$A21]" office:value-type="percentage" office:value="0.877213636363636" calcext:value-type="percentage">
            <text:p>87,72%</text:p>
          </table:table-cell>
          <table:table-cell table:style-name="ce17" table:formula="of:=[.$C$3]+[.$M$10]*[.$A21]" office:value-type="percentage" office:value="0.880213636363636" calcext:value-type="percentage">
            <text:p>88,02%</text:p>
          </table:table-cell>
          <table:table-cell table:style-name="ce35" table:formula="of:=5*([.B21]+[.C21])/2-0.8" office:value-type="float" office:value="3.59356818181818" calcext:value-type="float">
            <text:p>3,594V</text:p>
          </table:table-cell>
          <table:table-cell table:style-name="ce35" table:formula="of:=[.D21]*47/(47+10)" office:value-type="float" office:value="2.96311762360446" calcext:value-type="float">
            <text:p>2,963V</text:p>
          </table:table-cell>
          <table:table-cell table:style-name="ce16" table:formula="of:=[.E21]/3.3*4096" office:value-type="float" office:value="3677.85751099512" calcext:value-type="float">
            <text:p>367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60" calcext:value-type="float">
            <text:p>160°C</text:p>
          </table:table-cell>
          <table:table-cell table:style-name="ce17" table:formula="of:=[.$B$3]+[.$M$10]*[.$A22]" office:value-type="percentage" office:value="0.909168181818181" calcext:value-type="percentage">
            <text:p>90,92%</text:p>
          </table:table-cell>
          <table:table-cell table:style-name="ce17" table:formula="of:=[.$C$3]+[.$M$10]*[.$A22]" office:value-type="percentage" office:value="0.912168181818182" calcext:value-type="percentage">
            <text:p>91,22%</text:p>
          </table:table-cell>
          <table:table-cell table:style-name="ce35" table:formula="of:=5*([.B22]+[.C22])/2-0.8" office:value-type="float" office:value="3.75334090909091" calcext:value-type="float">
            <text:p>3,753V</text:p>
          </table:table-cell>
          <table:table-cell table:style-name="ce35" table:formula="of:=[.D22]*47/(47+10)" office:value-type="float" office:value="3.09486004784689" calcext:value-type="float">
            <text:p>3,095V</text:p>
          </table:table-cell>
          <table:table-cell table:style-name="ce16" table:formula="of:=[.E22]/3.3*4096" office:value-type="float" office:value="3841.37780484268" calcext:value-type="float">
            <text:p>3841</text:p>
          </table:table-cell>
          <table:table-cell table:number-columns-repeated="1018"/>
        </table:table-row>
        <table:table-row table:style-name="ro1" table:number-rows-repeated="14">
          <table:table-cell table:style-name="ce34"/>
          <table:table-cell table:style-name="ce17" table:number-columns-repeated="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name="Chart 1" draw:style-name="gr2" svg:width="15.999cm" svg:height="8.999cm" svg:x="27.799cm" svg:y="1.825cm">
            <draw:object draw:notify-on-update-of-ranges="Leaf.A5:Leaf.A22 Leaf.B4:Leaf.B4 Leaf.B5:Leaf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2" svg:width="15.999cm" svg:height="8.999cm" svg:x="26.974cm" svg:y="9.821cm">
            <draw:object draw:notify-on-update-of-ranges="Leaf.K9:Leaf.K19 Leaf.L9:Leaf.L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2" table:default-cell-style-name="ce14"/>
        <table:table-column table:style-name="co7" table:number-columns-repeated="1012" table:default-cell-style-name="ce14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office:value-type="float" office:value="2165" calcext:value-type="float">
            <text:p>2165</text:p>
          </table:table-cell>
          <table:table-cell table:formula="of:=[.B1]*EXP(-[.C1]/298)" office:value-type="float" office:value="11.8920243401134" calcext:value-type="float">
            <text:p>11,8920243401134</text:p>
          </table:table-cell>
          <table:table-cell table:style-name="ce15"/>
          <table:table-cell table:style-name="ce1"/>
          <table:table-cell table:number-columns-repeated="1018"/>
        </table:table-row>
        <table:table-row table:style-name="ro1" table:number-rows-repeated="2">
          <table:table-cell table:style-name="ce1" table:number-columns-repeated="4"/>
          <table:table-cell table:style-name="ce15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style-name="ce19" table:formula="of:=5*[.$C$26]/([.$C$26]+[.B5]+[.$C$26])" office:value-type="float" office:value="0.0397493538857125" calcext:value-type="float">
            <text:p>0,04</text:p>
          </table:table-cell>
          <table:table-cell table:style-name="ce16"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style-name="ce19" table:formula="of:=5*[.$C$26]/([.$C$26]+[.B6]+[.$C$26])" office:value-type="float" office:value="0.0547004038394448" calcext:value-type="float">
            <text:p>0,05</text:p>
          </table:table-cell>
          <table:table-cell table:style-name="ce16"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style-name="ce19" table:formula="of:=5*[.$C$26]/([.$C$26]+[.B7]+[.$C$26])" office:value-type="float" office:value="0.0733862396197963" calcext:value-type="float">
            <text:p>0,07</text:p>
          </table:table-cell>
          <table:table-cell table:style-name="ce16"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style-name="ce19" table:formula="of:=5*[.$C$26]/([.$C$26]+[.B8]+[.$C$26])" office:value-type="float" office:value="0.0962080836058203" calcext:value-type="float">
            <text:p>0,10</text:p>
          </table:table-cell>
          <table:table-cell table:style-name="ce16"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style-name="ce19" table:formula="of:=5*[.$C$26]/([.$C$26]+[.B9]+[.$C$26])" office:value-type="float" office:value="0.123494337820913" calcext:value-type="float">
            <text:p>0,12</text:p>
          </table:table-cell>
          <table:table-cell table:style-name="ce16"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style-name="ce19" table:formula="of:=5*[.$C$26]/([.$C$26]+[.B10]+[.$C$26])" office:value-type="float" office:value="0.155478785220959" calcext:value-type="float">
            <text:p>0,16</text:p>
          </table:table-cell>
          <table:table-cell table:style-name="ce16"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style-name="ce19" table:formula="of:=5*[.$C$26]/([.$C$26]+[.B11]+[.$C$26])" office:value-type="float" office:value="0.19228303154266" calcext:value-type="float">
            <text:p>0,19</text:p>
          </table:table-cell>
          <table:table-cell table:style-name="ce16"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style-name="ce19" table:formula="of:=5*[.$C$26]/([.$C$26]+[.B12]+[.$C$26])" office:value-type="float" office:value="0.233904843987369" calcext:value-type="float">
            <text:p>0,23</text:p>
          </table:table-cell>
          <table:table-cell table:style-name="ce16"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style-name="ce19" table:formula="of:=5*[.$C$26]/([.$C$26]+[.B13]+[.$C$26])" office:value-type="float" office:value="0.280213577637281" calcext:value-type="float">
            <text:p>0,28</text:p>
          </table:table-cell>
          <table:table-cell table:style-name="ce16"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style-name="ce19" table:formula="of:=5*[.$C$26]/([.$C$26]+[.B14]+[.$C$26])" office:value-type="float" office:value="0.330953224699924" calcext:value-type="float">
            <text:p>0,33</text:p>
          </table:table-cell>
          <table:table-cell table:style-name="ce16"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style-name="ce19" table:formula="of:=5*[.$C$26]/([.$C$26]+[.B15]+[.$C$26])" office:value-type="float" office:value="0.385752863835104" calcext:value-type="float">
            <text:p>0,39</text:p>
          </table:table-cell>
          <table:table-cell table:style-name="ce16"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style-name="ce19" table:formula="of:=5*[.$C$26]/([.$C$26]+[.B16]+[.$C$26])" office:value-type="float" office:value="0.444143543560956" calcext:value-type="float">
            <text:p>0,44</text:p>
          </table:table-cell>
          <table:table-cell table:style-name="ce16"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style-name="ce19" table:formula="of:=5*[.$C$26]/([.$C$26]+[.B17]+[.$C$26])" office:value-type="float" office:value="0.505580023392761" calcext:value-type="float">
            <text:p>0,51</text:p>
          </table:table-cell>
          <table:table-cell table:style-name="ce16"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style-name="ce19" table:formula="of:=5*[.$C$26]/([.$C$26]+[.B18]+[.$C$26])" office:value-type="float" office:value="0.569465411034503" calcext:value-type="float">
            <text:p>0,57</text:p>
          </table:table-cell>
          <table:table-cell table:style-name="ce16"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style-name="ce19" table:formula="of:=5*[.$C$26]/([.$C$26]+[.B19]+[.$C$26])" office:value-type="float" office:value="0.635176619003689" calcext:value-type="float">
            <text:p>0,64</text:p>
          </table:table-cell>
          <table:table-cell table:style-name="ce16"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style-name="ce19" table:formula="of:=5*[.$C$26]/([.$C$26]+[.B20]+[.$C$26])" office:value-type="float" office:value="0.702088711240873" calcext:value-type="float">
            <text:p>0,70</text:p>
          </table:table-cell>
          <table:table-cell table:style-name="ce16"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style-name="ce19" table:formula="of:=5*[.$C$26]/([.$C$26]+[.B21]+[.$C$26])" office:value-type="float" office:value="0.769596565118512" calcext:value-type="float">
            <text:p>0,77</text:p>
          </table:table-cell>
          <table:table-cell table:style-name="ce16"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style-name="ce19" table:formula="of:=5*[.$C$26]/([.$C$26]+[.B22]+[.$C$26])" office:value-type="float" office:value="0.837132754297713" calcext:value-type="float">
            <text:p>0,84</text:p>
          </table:table-cell>
          <table:table-cell table:style-name="ce16"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16"/>
          <table:table-cell table:number-columns-repeated="1019"/>
        </table:table-row>
        <table:table-row table:style-name="ro1" table:number-rows-repeated="11">
          <table:table-cell table:number-columns-repeated="4"/>
          <table:table-cell table:style-name="ce16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_Motor" table:style-name="ta1">
        <table:table-column table:style-name="co9" table:default-cell-style-name="ce14"/>
        <table:table-column table:style-name="co11" table:default-cell-style-name="ce14"/>
        <table:table-column table:style-name="co6" table:default-cell-style-name="ce14"/>
        <table:table-column table:style-name="co6" table:default-cell-style-name="ce16"/>
        <table:table-column table:style-name="co6" table:number-columns-repeated="60" table:default-cell-style-name="ce14"/>
        <table:table-column table:style-name="co7" table:number-columns-repeated="960" table:default-cell-style-name="ce14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 table:number-columns-repeated="60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16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24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16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24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6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24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6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24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24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24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24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24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24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47000" calcext:value-type="float">
            <text:p>47000</text:p>
          </table:table-cell>
          <table:table-cell table:style-name="ce24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24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24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24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24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6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24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24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6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24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6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24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6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24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24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6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24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6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24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6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24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6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24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6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24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6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24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6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24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6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24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6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24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6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24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6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24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6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24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6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24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6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24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6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24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6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24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6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24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6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24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6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24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6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24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6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24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6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24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6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24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6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24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6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24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R1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R2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1022"/>
        </table:table-row>
        <table:table-row table:style-name="ro1">
          <table:table-cell/>
          <table:table-cell table:style-name="ce19" table:formula="of:=[.B57]*[.B54]/([.B54]+[.B51])" office:value-type="float" office:value="3.23529411764706" calcext:value-type="float">
            <text:p>3,24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Gen2Motor" table:style-name="ta2">
        <table:table-column table:style-name="co8" table:number-columns-repeated="3" table:default-cell-style-name="Default"/>
        <table:table-column table:style-name="co8" table:default-cell-style-name="ce16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DC reading 12 bit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B$11]/(EXP(3900*([.A2]-[.A$11])/(([.A2]+273.15)*([.A$11]+273.15))))" office:value-type="float" office:value="480760.557589192" calcext:value-type="float">
            <text:p>480760,557589192</text:p>
          </table:table-cell>
          <table:table-cell table:formula="of:=5*[.$G$2]/([.$G$2]+[.B3]+[.$G$2])" office:value-type="float" office:value="0.00712788291652842" calcext:value-type="float">
            <text:p>0,00712788291652842</text:p>
          </table:table-cell>
          <table:table-cell table:formula="of:=[.C2]/3.3*4096" office:value-type="float" office:value="8.84721467457589" calcext:value-type="float">
            <text:p>9</text:p>
          </table:table-cell>
          <table:table-cell office:value-type="string" calcext:value-type="string">
            <text:p>,\</text:p>
          </table:table-cell>
          <table:table-cell office:value-type="string" calcext:value-type="string">
            <text:p>Load Resistance</text:p>
          </table:table-cell>
          <table:table-cell table:style-name="ce14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B$11]/(EXP(3900*([.A3]-[.A$11])/(([.A3]+273.15)*([.A$11]+273.15))))" office:value-type="float" office:value="356729.984092325" calcext:value-type="float">
            <text:p>356729,984092325</text:p>
          </table:table-cell>
          <table:table-cell table:formula="of:=5*[.$G$2]/([.$G$2]+[.B4]+[.$G$2])" office:value-type="float" office:value="0.00948885313766576" calcext:value-type="float">
            <text:p>0,00948885313766576</text:p>
          </table:table-cell>
          <table:table-cell table:formula="of:=[.C3]/3.3*4096" office:value-type="float" office:value="11.7776795308724" calcext:value-type="float">
            <text:p>1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B$11]/(EXP(3900*([.A4]-[.A$11])/(([.A4]+273.15)*([.A$11]+273.15))))" office:value-type="float" office:value="267716.375513901" calcext:value-type="float">
            <text:p>267716,375513901</text:p>
          </table:table-cell>
          <table:table-cell table:formula="of:=5*[.$G$2]/([.$G$2]+[.B5]+[.$G$2])" office:value-type="float" office:value="0.0124940997077252" calcext:value-type="float">
            <text:p>0,0124940997077252</text:p>
          </table:table-cell>
          <table:table-cell table:formula="of:=[.C4]/3.3*4096" office:value-type="float" office:value="15.5078280008613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B$11]/(EXP(3900*([.A5]-[.A$11])/(([.A5]+273.15)*([.A$11]+273.15))))" office:value-type="float" office:value="203076.338243829" calcext:value-type="float">
            <text:p>203076,338243829</text:p>
          </table:table-cell>
          <table:table-cell table:formula="of:=5*[.$G$2]/([.$G$2]+[.B6]+[.$G$2])" office:value-type="float" office:value="0.0162804071522485" calcext:value-type="float">
            <text:p>0,0162804071522485</text:p>
          </table:table-cell>
          <table:table-cell table:formula="of:=[.C5]/3.3*4096" office:value-type="float" office:value="20.207438695639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1]/(EXP(3900*([.A6]-[.A$11])/(([.A6]+273.15)*([.A$11]+273.15))))" office:value-type="float" office:value="155609.989419388" calcext:value-type="float">
            <text:p>155609,989419388</text:p>
          </table:table-cell>
          <table:table-cell table:formula="of:=5*[.$G$2]/([.$G$2]+[.B7]+[.$G$2])" office:value-type="float" office:value="0.0210040742931291" calcext:value-type="float">
            <text:p>0,0210040742931291</text:p>
          </table:table-cell>
          <table:table-cell table:formula="of:=[.C6]/3.3*4096" office:value-type="float" office:value="26.0705116074718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1]/(EXP(3900*([.A7]-[.A$11])/(([.A7]+273.15)*([.A$11]+273.15))))" office:value-type="float" office:value="120385.017160607" calcext:value-type="float">
            <text:p>120385,017160607</text:p>
          </table:table-cell>
          <table:table-cell table:formula="of:=5*[.$G$2]/([.$G$2]+[.B8]+[.$G$2])" office:value-type="float" office:value="0.0268415811913649" calcext:value-type="float">
            <text:p>0,0268415811913649</text:p>
          </table:table-cell>
          <table:table-cell table:formula="of:=[.C7]/3.3*4096" office:value-type="float" office:value="33.3160959272214" calcext:value-type="float">
            <text:p>3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1]/(EXP(3900*([.A8]-[.A$11])/(([.A8]+273.15)*([.A$11]+273.15))))" office:value-type="float" office:value="93981.8548393247" calcext:value-type="float">
            <text:p>93981,8548393247</text:p>
          </table:table-cell>
          <table:table-cell table:formula="of:=5*[.$G$2]/([.$G$2]+[.B9]+[.$G$2])" office:value-type="float" office:value="0.0339897354399724" calcext:value-type="float">
            <text:p>0,0339897354399724</text:p>
          </table:table-cell>
          <table:table-cell table:formula="of:=[.C8]/3.3*4096" office:value-type="float" office:value="42.188471624887" calcext:value-type="float">
            <text:p>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1]/(EXP(3900*([.A9]-[.A$11])/(([.A9]+273.15)*([.A$11]+273.15))))" office:value-type="float" office:value="74002.6492496074" calcext:value-type="float">
            <text:p>74002,6492496074</text:p>
          </table:table-cell>
          <table:table-cell table:formula="of:=5*[.$G$2]/([.$G$2]+[.B10]+[.$G$2])" office:value-type="float" office:value="0.0426651474454792" calcext:value-type="float">
            <text:p>0,0426651474454792</text:p>
          </table:table-cell>
          <table:table-cell table:formula="of:=[.C9]/3.3*4096" office:value-type="float" office:value="52.9564981626312" calcext:value-type="float">
            <text:p>5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1]/(EXP(3900*([.A10]-[.A$11])/(([.A10]+273.15)*([.A$11]+273.15))))" office:value-type="float" office:value="58747.7531352396" calcext:value-type="float">
            <text:p>58747,7531352396</text:p>
          </table:table-cell>
          <table:table-cell table:formula="of:=5*[.$G$2]/([.$G$2]+[.B11]+[.$G$2])" office:value-type="float" office:value="0.0531028738025823" calcext:value-type="float">
            <text:p>0,0531028738025823</text:p>
          </table:table-cell>
          <table:table-cell table:formula="of:=[.C10]/3.3*4096" office:value-type="float" office:value="65.9119306349627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0" calcext:value-type="float">
            <text:p>47000</text:p>
          </table:table-cell>
          <table:table-cell table:formula="of:=5*[.$G$2]/([.$G$2]+[.B12]+[.$G$2])" office:value-type="float" office:value="0.0655540655812183" calcext:value-type="float">
            <text:p>0,0655540655812183</text:p>
          </table:table-cell>
          <table:table-cell table:formula="of:=[.C11]/3.3*4096" office:value-type="float" office:value="81.3665007941425" calcext:value-type="float">
            <text:p>8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1]/(EXP(3900*([.A12]-[.A$11])/(([.A12]+273.15)*([.A$11]+273.15))))" office:value-type="float" office:value="37879.189201937" calcext:value-type="float">
            <text:p>37879,189201937</text:p>
          </table:table-cell>
          <table:table-cell table:formula="of:=5*[.$G$2]/([.$G$2]+[.B13]+[.$G$2])" office:value-type="float" office:value="0.0802824682909814" calcext:value-type="float">
            <text:p>0,0802824682909814</text:p>
          </table:table-cell>
          <table:table-cell table:formula="of:=[.C12]/3.3*4096" office:value-type="float" office:value="99.6475727635939" calcext:value-type="float">
            <text:p>10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1]/(EXP(3900*([.A13]-[.A$11])/(([.A13]+273.15)*([.A$11]+273.15))))" office:value-type="float" office:value="30742.8500254576" calcext:value-type="float">
            <text:p>30742,8500254576</text:p>
          </table:table-cell>
          <table:table-cell table:formula="of:=5*[.$G$2]/([.$G$2]+[.B14]+[.$G$2])" office:value-type="float" office:value="0.0975596468000828" calcext:value-type="float">
            <text:p>0,0975596468000828</text:p>
          </table:table-cell>
          <table:table-cell table:formula="of:=[.C13]/3.3*4096" office:value-type="float" office:value="121.092216149436" calcext:value-type="float">
            <text:p>12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1]/(EXP(3900*([.A14]-[.A$11])/(([.A14]+273.15)*([.A$11]+273.15))))" office:value-type="float" office:value="25117.856005418" calcext:value-type="float">
            <text:p>25117,856005418</text:p>
          </table:table-cell>
          <table:table-cell table:formula="of:=5*[.$G$2]/([.$G$2]+[.B15]+[.$G$2])" office:value-type="float" office:value="0.117658855719056" calcext:value-type="float">
            <text:p>0,117658855719056</text:p>
          </table:table-cell>
          <table:table-cell table:formula="of:=[.C14]/3.3*4096" office:value-type="float" office:value="146.03959788644" calcext:value-type="float">
            <text:p>14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1]/(EXP(3900*([.A15]-[.A$11])/(([.A15]+273.15)*([.A$11]+273.15))))" office:value-type="float" office:value="20652.8267873764" calcext:value-type="float">
            <text:p>20652,8267873764</text:p>
          </table:table-cell>
          <table:table-cell table:formula="of:=5*[.$G$2]/([.$G$2]+[.B16]+[.$G$2])" office:value-type="float" office:value="0.140847546877736" calcext:value-type="float">
            <text:p>0,140847546877736</text:p>
          </table:table-cell>
          <table:table-cell table:formula="of:=[.C15]/3.3*4096" office:value-type="float" office:value="174.821682427639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1]/(EXP(3900*([.A16]-[.A$11])/(([.A16]+273.15)*([.A$11]+273.15))))" office:value-type="float" office:value="17084.6816684251" calcext:value-type="float">
            <text:p>17084,6816684251</text:p>
          </table:table-cell>
          <table:table-cell table:formula="of:=5*[.$G$2]/([.$G$2]+[.B17]+[.$G$2])" office:value-type="float" office:value="0.167378601643601" calcext:value-type="float">
            <text:p>0,167378601643601</text:p>
          </table:table-cell>
          <table:table-cell table:formula="of:=[.C16]/3.3*4096" office:value-type="float" office:value="207.752349191573" calcext:value-type="float">
            <text:p>2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11]/(EXP(3900*([.A17]-[.A$11])/(([.A17]+273.15)*([.A$11]+273.15))))" office:value-type="float" office:value="14214.9223554257" calcext:value-type="float">
            <text:p>14214,9223554257</text:p>
          </table:table-cell>
          <table:table-cell table:formula="of:=5*[.$G$2]/([.$G$2]+[.B18]+[.$G$2])" office:value-type="float" office:value="0.197480494816768" calcext:value-type="float">
            <text:p>0,197480494816768</text:p>
          </table:table-cell>
          <table:table-cell table:formula="of:=[.C17]/3.3*4096" office:value-type="float" office:value="245.11518386954" calcext:value-type="float">
            <text:p>24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1]/(EXP(3900*([.A18]-[.A$11])/(([.A18]+273.15)*([.A$11]+273.15))))" office:value-type="float" office:value="11892.6676655637" calcext:value-type="float">
            <text:p>11892,6676655637</text:p>
          </table:table-cell>
          <table:table-cell table:formula="of:=5*[.$G$2]/([.$G$2]+[.B19]+[.$G$2])" office:value-type="float" office:value="0.231346732186584" calcext:value-type="float">
            <text:p>0,231346732186584</text:p>
          </table:table-cell>
          <table:table-cell table:formula="of:=[.C18]/3.3*4096" office:value-type="float" office:value="287.150368192802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11]/(EXP(3900*([.A19]-[.A$11])/(([.A19]+273.15)*([.A$11]+273.15))))" office:value-type="float" office:value="10002.4163354224" calcext:value-type="float">
            <text:p>10002,4163354224</text:p>
          </table:table-cell>
          <table:table-cell table:formula="of:=5*[.$G$2]/([.$G$2]+[.B20]+[.$G$2])" office:value-type="float" office:value="0.269125043957767" calcext:value-type="float">
            <text:p>0,269125043957767</text:p>
          </table:table-cell>
          <table:table-cell table:formula="of:=[.C19]/3.3*4096" office:value-type="float" office:value="334.041266682125" calcext:value-type="float">
            <text:p>33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1]/(EXP(3900*([.A20]-[.A$11])/(([.A20]+273.15)*([.A$11]+273.15))))" office:value-type="float" office:value="8455.14940452798" calcext:value-type="float">
            <text:p>8455,14940452798</text:p>
          </table:table-cell>
          <table:table-cell table:formula="of:=5*[.$G$2]/([.$G$2]+[.B21]+[.$G$2])" office:value-type="float" office:value="0.310906944576532" calcext:value-type="float">
            <text:p>0,310906944576532</text:p>
          </table:table-cell>
          <table:table-cell table:formula="of:=[.C20]/3.3*4096" office:value-type="float" office:value="385.901468177417" calcext:value-type="float">
            <text:p>38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11]/(EXP(3900*([.A21]-[.A$11])/(([.A21]+273.15)*([.A$11]+273.15))))" office:value-type="float" office:value="7181.81100641931" calcext:value-type="float">
            <text:p>7181,81100641931</text:p>
          </table:table-cell>
          <table:table-cell table:formula="of:=5*[.$G$2]/([.$G$2]+[.B22]+[.$G$2])" office:value-type="float" office:value="0.356718365730542" calcext:value-type="float">
            <text:p>0,356718365730542</text:p>
          </table:table-cell>
          <table:table-cell table:formula="of:=[.C21]/3.3*4096" office:value-type="float" office:value="442.763159403728" calcext:value-type="float">
            <text:p>44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11]/(EXP(3900*([.A22]-[.A$11])/(([.A22]+273.15)*([.A$11]+273.15))))" office:value-type="float" office:value="6128.49653108755" calcext:value-type="float">
            <text:p>6128,49653108755</text:p>
          </table:table-cell>
          <table:table-cell table:formula="of:=5*[.$G$2]/([.$G$2]+[.B23]+[.$G$2])" office:value-type="float" office:value="0.406512112131679" calcext:value-type="float">
            <text:p>0,406512112131679</text:p>
          </table:table-cell>
          <table:table-cell table:formula="of:=[.C22]/3.3*4096" office:value-type="float" office:value="504.567760997381" calcext:value-type="float">
            <text:p>5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$11]/(EXP(3900*([.A23]-[.A$11])/(([.A23]+273.15)*([.A$11]+273.15))))" office:value-type="float" office:value="5252.87582312921" calcext:value-type="float">
            <text:p>5252,87582312921</text:p>
          </table:table-cell>
          <table:table-cell table:formula="of:=5*[.$G$2]/([.$G$2]+[.B24]+[.$G$2])" office:value-type="float" office:value="0.46016286061586" calcext:value-type="float">
            <text:p>0,46016286061586</text:p>
          </table:table-cell>
          <table:table-cell table:formula="of:=[.C23]/3.3*4096" office:value-type="float" office:value="571.159720328049" calcext:value-type="float">
            <text:p>57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$11]/(EXP(3900*([.A24]-[.A$11])/(([.A24]+273.15)*([.A$11]+273.15))))" office:value-type="float" office:value="4521.51631573918" calcext:value-type="float">
            <text:p>4521,51631573918</text:p>
          </table:table-cell>
          <table:table-cell table:formula="of:=5*[.$G$2]/([.$G$2]+[.B25]+[.$G$2])" office:value-type="float" office:value="0.517465310936866" calcext:value-type="float">
            <text:p>0,517465310936866</text:p>
          </table:table-cell>
          <table:table-cell table:formula="of:=[.C24]/3.3*4096" office:value-type="float" office:value="642.284216241638" calcext:value-type="float">
            <text:p>6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$11]/(EXP(3900*([.A25]-[.A$11])/(([.A25]+273.15)*([.A$11]+273.15))))" office:value-type="float" office:value="3907.86655666493" calcext:value-type="float">
            <text:p>3907,86655666493</text:p>
          </table:table-cell>
          <table:table-cell table:formula="of:=5*[.$G$2]/([.$G$2]+[.B26]+[.$G$2])" office:value-type="float" office:value="0.578135901642075" calcext:value-type="float">
            <text:p>0,578135901642075</text:p>
          </table:table-cell>
          <table:table-cell table:formula="of:=[.C25]/3.3*4096" office:value-type="float" office:value="717.589288826042" calcext:value-type="float">
            <text:p>71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1]/(EXP(3900*([.A26]-[.A$11])/(([.A26]+273.15)*([.A$11]+273.15))))" office:value-type="float" office:value="3390.72763818551" calcext:value-type="float">
            <text:p>3390,72763818551</text:p>
          </table:table-cell>
          <table:table-cell table:formula="of:=5*[.$G$2]/([.$G$2]+[.B27]+[.$G$2])" office:value-type="float" office:value="0.641818240707043" calcext:value-type="float">
            <text:p>0,641818240707043</text:p>
          </table:table-cell>
          <table:table-cell table:formula="of:=[.C26]/3.3*4096" office:value-type="float" office:value="796.632579980621" calcext:value-type="float">
            <text:p>79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$11]/(EXP(3900*([.A27]-[.A$11])/(([.A27]+273.15)*([.A$11]+273.15))))" office:value-type="float" office:value="2953.08745415346" calcext:value-type="float">
            <text:p>2953,08745415346</text:p>
          </table:table-cell>
          <table:table-cell table:formula="of:=5*[.$G$2]/([.$G$2]+[.B28]+[.$G$2])" office:value-type="float" office:value="0.708092095828407" calcext:value-type="float">
            <text:p>0,708092095828407</text:p>
          </table:table-cell>
          <table:table-cell table:formula="of:=[.C27]/3.3*4096" office:value-type="float" office:value="878.892492276714" calcext:value-type="float">
            <text:p>87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$11]/(EXP(3900*([.A28]-[.A$11])/(([.A28]+273.15)*([.A$11]+273.15))))" office:value-type="float" office:value="2581.22647184293" calcext:value-type="float">
            <text:p>2581,22647184293</text:p>
          </table:table-cell>
          <table:table-cell table:formula="of:=5*[.$G$2]/([.$G$2]+[.B29]+[.$G$2])" office:value-type="float" office:value="0.776485481076551" calcext:value-type="float">
            <text:p>0,776485481076551</text:p>
          </table:table-cell>
          <table:table-cell table:formula="of:=[.C28]/3.3*4096" office:value-type="float" office:value="963.783191057441" calcext:value-type="float">
            <text:p>96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$11]/(EXP(3900*([.A29]-[.A$11])/(([.A29]+273.15)*([.A$11]+273.15))))" office:value-type="float" office:value="2264.02792086283" calcext:value-type="float">
            <text:p>2264,02792086283</text:p>
          </table:table-cell>
          <table:table-cell table:formula="of:=5*[.$G$2]/([.$G$2]+[.B30]+[.$G$2])" office:value-type="float" office:value="0.846489106261028" calcext:value-type="float">
            <text:p>0,846489106261028</text:p>
          </table:table-cell>
          <table:table-cell table:formula="of:=[.C29]/3.3*4096" office:value-type="float" office:value="1050.6725391652" calcext:value-type="float">
            <text:p>105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$11]/(EXP(3900*([.A30]-[.A$11])/(([.A30]+273.15)*([.A$11]+273.15))))" office:value-type="float" office:value="1992.44278412919" calcext:value-type="float">
            <text:p>1992,44278412919</text:p>
          </table:table-cell>
          <table:table-cell table:formula="of:=5*[.$G$2]/([.$G$2]+[.B31]+[.$G$2])" office:value-type="float" office:value="0.917572259947016" calcext:value-type="float">
            <text:p>0,917572259947016</text:p>
          </table:table-cell>
          <table:table-cell table:formula="of:=[.C30]/3.3*4096" office:value-type="float" office:value="1138.90181113424" calcext:value-type="float">
            <text:p>113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$11]/(EXP(3900*([.A31]-[.A$11])/(([.A31]+273.15)*([.A$11]+273.15))))" office:value-type="float" office:value="1759.0726804963" calcext:value-type="float">
            <text:p>1759,0726804963</text:p>
          </table:table-cell>
          <table:table-cell table:formula="of:=5*[.$G$2]/([.$G$2]+[.B32]+[.$G$2])" office:value-type="float" office:value="0.989199102186143" calcext:value-type="float">
            <text:p>0,989199102186143</text:p>
          </table:table-cell>
          <table:table-cell table:formula="of:=[.C31]/3.3*4096" office:value-type="float" office:value="1227.80591592559" calcext:value-type="float">
            <text:p>122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$11]/(EXP(3900*([.A32]-[.A$11])/(([.A32]+273.15)*([.A$11]+273.15))))" office:value-type="float" office:value="1557.84301902869" calcext:value-type="float">
            <text:p>1557,84301902869</text:p>
          </table:table-cell>
          <table:table-cell table:formula="of:=5*[.$G$2]/([.$G$2]+[.B33]+[.$G$2])" office:value-type="float" office:value="1.06084435797002" calcext:value-type="float">
            <text:p>1,06084435797002</text:p>
          </table:table-cell>
          <table:table-cell table:formula="of:=[.C32]/3.3*4096" office:value-type="float" office:value="1316.73287583188" calcext:value-type="float">
            <text:p>131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$11]/(EXP(3900*([.A33]-[.A$11])/(([.A33]+273.15)*([.A$11]+273.15))))" office:value-type="float" office:value="1383.7456398218" calcext:value-type="float">
            <text:p>1383,7456398218</text:p>
          </table:table-cell>
          <table:table-cell table:formula="of:=5*[.$G$2]/([.$G$2]+[.B34]+[.$G$2])" office:value-type="float" office:value="1.13200751897515" calcext:value-type="float">
            <text:p>1,13200751897515</text:p>
          </table:table-cell>
          <table:table-cell table:formula="of:=[.C33]/3.3*4096" office:value-type="float" office:value="1405.06145385522" calcext:value-type="float">
            <text:p>14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$11]/(EXP(3900*([.A34]-[.A$11])/(([.A34]+273.15)*([.A$11]+273.15))))" office:value-type="float" office:value="1232.63521421537" calcext:value-type="float">
            <text:p>1232,63521421537</text:p>
          </table:table-cell>
          <table:table-cell table:formula="of:=5*[.$G$2]/([.$G$2]+[.B35]+[.$G$2])" office:value-type="float" office:value="1.20222485632635" calcext:value-type="float">
            <text:p>1,20222485632635</text:p>
          </table:table-cell>
          <table:table-cell table:formula="of:=[.C34]/3.3*4096" office:value-type="float" office:value="1492.21606409477" calcext:value-type="float">
            <text:p>149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$11]/(EXP(3900*([.A35]-[.A$11])/(([.A35]+273.15)*([.A$11]+273.15))))" office:value-type="float" office:value="1101.06744140365" calcext:value-type="float">
            <text:p>1101,06744140365</text:p>
          </table:table-cell>
          <table:table-cell table:formula="of:=5*[.$G$2]/([.$G$2]+[.B36]+[.$G$2])" office:value-type="float" office:value="1.27107878858886" calcext:value-type="float">
            <text:p>1,27107878858886</text:p>
          </table:table-cell>
          <table:table-cell table:formula="of:=[.C35]/3.3*4096" office:value-type="float" office:value="1577.67839941211" calcext:value-type="float">
            <text:p>15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$11]/(EXP(3900*([.A36]-[.A$11])/(([.A36]+273.15)*([.A$11]+273.15))))" office:value-type="float" office:value="986.169895125847" calcext:value-type="float">
            <text:p>986,169895125847</text:p>
          </table:table-cell>
          <table:table-cell table:formula="of:=5*[.$G$2]/([.$G$2]+[.B37]+[.$G$2])" office:value-type="float" office:value="1.3382044022598" calcext:value-type="float">
            <text:p>1,3382044022598</text:p>
          </table:table-cell>
          <table:table-cell table:formula="of:=[.C36]/3.3*4096" office:value-type="float" office:value="1660.99552474429" calcext:value-type="float">
            <text:p>166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$11]/(EXP(3900*([.A37]-[.A$11])/(([.A37]+273.15)*([.A$11]+273.15))))" office:value-type="float" office:value="885.538492993937" calcext:value-type="float">
            <text:p>885,538492993937</text:p>
          </table:table-cell>
          <table:table-cell table:formula="of:=5*[.$G$2]/([.$G$2]+[.B38]+[.$G$2])" office:value-type="float" office:value="1.40329315570492" calcext:value-type="float">
            <text:p>1,40329315570492</text:p>
          </table:table-cell>
          <table:table-cell table:formula="of:=[.C37]/3.3*4096" office:value-type="float" office:value="1741.78447447496" calcext:value-type="float">
            <text:p>17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$11]/(EXP(3900*([.A38]-[.A$11])/(([.A38]+273.15)*([.A$11]+273.15))))" office:value-type="float" office:value="797.154163143514" calcext:value-type="float">
            <text:p>797,154163143514</text:p>
          </table:table-cell>
          <table:table-cell table:formula="of:=5*[.$G$2]/([.$G$2]+[.B39]+[.$G$2])" office:value-type="float" office:value="1.46609398899901" calcext:value-type="float">
            <text:p>1,46609398899901</text:p>
          </table:table-cell>
          <table:table-cell table:formula="of:=[.C38]/3.3*4096" office:value-type="float" office:value="1819.73362998181" calcext:value-type="float">
            <text:p>182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$11]/(EXP(3900*([.A39]-[.A$11])/(([.A39]+273.15)*([.A$11]+273.15))))" office:value-type="float" office:value="719.315500325482" calcext:value-type="float">
            <text:p>719,315500325482</text:p>
          </table:table-cell>
          <table:table-cell table:formula="of:=5*[.$G$2]/([.$G$2]+[.B40]+[.$G$2])" office:value-type="float" office:value="1.52641219884815" calcext:value-type="float">
            <text:p>1,52641219884815</text:p>
          </table:table-cell>
          <table:table-cell table:formula="of:=[.C39]/3.3*4096" office:value-type="float" office:value="1894.60132317636" calcext:value-type="float">
            <text:p>189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$11]/(EXP(3900*([.A40]-[.A$11])/(([.A40]+273.15)*([.A$11]+273.15))))" office:value-type="float" office:value="650.584133122279" calcext:value-type="float">
            <text:p>650,584133122279</text:p>
          </table:table-cell>
          <table:table-cell table:formula="of:=5*[.$G$2]/([.$G$2]+[.B41]+[.$G$2])" office:value-type="float" office:value="1.58410651687857" calcext:value-type="float">
            <text:p>1,58410651687857</text:p>
          </table:table-cell>
          <table:table-cell table:formula="of:=[.C40]/3.3*4096" office:value-type="float" office:value="1966.21221004079" calcext:value-type="float">
            <text:p>196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$11]/(EXP(3900*([.A41]-[.A$11])/(([.A41]+273.15)*([.A$11]+273.15))))" office:value-type="float" office:value="589.7402370547" calcext:value-type="float">
            <text:p>589,7402370547</text:p>
          </table:table-cell>
          <table:table-cell table:formula="of:=5*[.$G$2]/([.$G$2]+[.B42]+[.$G$2])" office:value-type="float" office:value="1.6390848560805" calcext:value-type="float">
            <text:p>1,6390848560805</text:p>
          </table:table-cell>
          <table:table-cell table:formula="of:=[.C41]/3.3*4096" office:value-type="float" office:value="2034.45199106235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$11]/(EXP(3900*([.A42]-[.A$11])/(([.A42]+273.15)*([.A$11]+273.15))))" office:value-type="float" office:value="535.746177838372" calcext:value-type="float">
            <text:p>535,746177838372</text:p>
          </table:table-cell>
          <table:table-cell table:formula="of:=5*[.$G$2]/([.$G$2]+[.B43]+[.$G$2])" office:value-type="float" office:value="1.69129917415415" calcext:value-type="float">
            <text:p>1,69129917415415</text:p>
          </table:table-cell>
          <table:table-cell table:formula="of:=[.C42]/3.3*4096" office:value-type="float" office:value="2099.26103555618" calcext:value-type="float">
            <text:p>209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$11]/(EXP(3900*([.A43]-[.A$11])/(([.A43]+273.15)*([.A$11]+273.15))))" office:value-type="float" office:value="487.716694342565" calcext:value-type="float">
            <text:p>487,716694342565</text:p>
          </table:table-cell>
          <table:table-cell table:formula="of:=5*[.$G$2]/([.$G$2]+[.B44]+[.$G$2])" office:value-type="float" office:value="1.74073985622269" calcext:value-type="float">
            <text:p>1,74073985622269</text:p>
          </table:table-cell>
          <table:table-cell table:formula="of:=[.C43]/3.3*4096" office:value-type="float" office:value="2160.62740942064" calcext:value-type="float">
            <text:p>216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$11]/(EXP(3900*([.A44]-[.A$11])/(([.A44]+273.15)*([.A$11]+273.15))))" office:value-type="float" office:value="444.89436137423" calcext:value-type="float">
            <text:p>444,89436137423</text:p>
          </table:table-cell>
          <table:table-cell table:formula="of:=5*[.$G$2]/([.$G$2]+[.B45]+[.$G$2])" office:value-type="float" office:value="1.78742995509062" calcext:value-type="float">
            <text:p>1,78742995509062</text:p>
          </table:table-cell>
          <table:table-cell table:formula="of:=[.C44]/3.3*4096" office:value-type="float" office:value="2218.57972607612" calcext:value-type="float">
            <text:p>221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$11]/(EXP(3900*([.A45]-[.A$11])/(([.A45]+273.15)*([.A$11]+273.15))))" office:value-type="float" office:value="406.629330417992" calcext:value-type="float">
            <text:p>406,629330417992</text:p>
          </table:table-cell>
          <table:table-cell table:formula="of:=5*[.$G$2]/([.$G$2]+[.B46]+[.$G$2])" office:value-type="float" office:value="1.83141955554617" calcext:value-type="float">
            <text:p>1,83141955554617</text:p>
          </table:table-cell>
          <table:table-cell table:formula="of:=[.C45]/3.3*4096" office:value-type="float" office:value="2273.18015136882" calcext:value-type="float">
            <text:p>22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11]/(EXP(3900*([.A46]-[.A$11])/(([.A46]+273.15)*([.A$11]+273.15))))" office:value-type="float" office:value="372.362548645785" calcext:value-type="float">
            <text:p>372,362548645785</text:p>
          </table:table-cell>
          <table:table-cell table:formula="of:=5*[.$G$2]/([.$G$2]+[.B47]+[.$G$2])" office:value-type="float" office:value="2.5" calcext:value-type="float">
            <text:p>2,5</text:p>
          </table:table-cell>
          <table:table-cell table:formula="of:=[.C46]/3.3*4096" office:value-type="float" office:value="3103.0303030303" calcext:value-type="float">
            <text:p>3103</text:p>
          </table:table-cell>
          <table:table-cell table:number-columns-repeated="3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utlander_Front_Motor" table:style-name="ta3">
        <table:table-column table:style-name="co7" table:number-columns-repeated="1024" table:default-cell-style-name="ce14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686276" calcext:value-type="float">
            <text:p>1686276</text:p>
          </table:table-cell>
          <table:table-cell office:value-type="float" office:value="0.0029616" calcext:value-type="float">
            <text:p>0,0029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6129" calcext:value-type="float">
            <text:p>886129</text:p>
          </table:table-cell>
          <table:table-cell office:value-type="float" office:value="0.00562981" calcext:value-type="float">
            <text:p>0,005629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6216" calcext:value-type="float">
            <text:p>486216</text:p>
          </table:table-cell>
          <table:table-cell office:value-type="float" office:value="0.01024137" calcext:value-type="float">
            <text:p>0,01024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7276" calcext:value-type="float">
            <text:p>277276</text:p>
          </table:table-cell>
          <table:table-cell office:value-type="float" office:value="0.01790344" calcext:value-type="float">
            <text:p>0,01790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688" calcext:value-type="float">
            <text:p>163688</text:p>
          </table:table-cell>
          <table:table-cell office:value-type="float" office:value="0.0301772" calcext:value-type="float">
            <text:p>0,03017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73" calcext:value-type="float">
            <text:p>99673</text:p>
          </table:table-cell>
          <table:table-cell office:value-type="float" office:value="0.04917726" calcext:value-type="float">
            <text:p>0,049177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503" calcext:value-type="float">
            <text:p>62503</text:p>
          </table:table-cell>
          <table:table-cell office:value-type="float" office:value="0.07751577" calcext:value-type="float">
            <text:p>0,077515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252" calcext:value-type="float">
            <text:p>40252</text:p>
          </table:table-cell>
          <table:table-cell office:value-type="float" office:value="0.11833759" calcext:value-type="float">
            <text:p>0,11833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58" calcext:value-type="float">
            <text:p>26558</text:p>
          </table:table-cell>
          <table:table-cell office:value-type="float" office:value="0.17508229" calcext:value-type="float">
            <text:p>0,1750822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14" calcext:value-type="float">
            <text:p>17914</text:p>
          </table:table-cell>
          <table:table-cell office:value-type="float" office:value="0.25107964" calcext:value-type="float">
            <text:p>0,2510796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45" calcext:value-type="float">
            <text:p>12245</text:p>
          </table:table-cell>
          <table:table-cell office:value-type="float" office:value="0.35100035" calcext:value-type="float">
            <text:p>0,351000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36" calcext:value-type="float">
            <text:p>8536</text:p>
          </table:table-cell>
          <table:table-cell office:value-type="float" office:value="0.4745634" calcext:value-type="float">
            <text:p>0,474563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59" calcext:value-type="float">
            <text:p>6059</text:p>
          </table:table-cell>
          <table:table-cell office:value-type="float" office:value="0.62042437" calcext:value-type="float">
            <text:p>0,6204243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72" calcext:value-type="float">
            <text:p>4372</text:p>
          </table:table-cell>
          <table:table-cell office:value-type="float" office:value="0.78468299" calcext:value-type="float">
            <text:p>0,7846829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4" calcext:value-type="float">
            <text:p>3204</text:p>
          </table:table-cell>
          <table:table-cell office:value-type="float" office:value="0.96079939" calcext:value-type="float">
            <text:p>0,96079939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8" calcext:value-type="float">
            <text:p>2368</text:p>
          </table:table-cell>
          <table:table-cell office:value-type="float" office:value="1.14468864" calcext:value-type="float">
            <text:p>1,1446886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76" calcext:value-type="float">
            <text:p>1776</text:p>
          </table:table-cell>
          <table:table-cell office:value-type="float" office:value="1.32415254" calcext:value-type="float">
            <text:p>1,3241525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0" calcext:value-type="float">
            <text:p>1350</text:p>
          </table:table-cell>
          <table:table-cell office:value-type="float" office:value="1.49253731" calcext:value-type="float">
            <text:p>1,49253731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0" calcext:value-type="float">
            <text:p>1040</text:p>
          </table:table-cell>
          <table:table-cell office:value-type="float" office:value="1.64473684" calcext:value-type="float">
            <text:p>1,6447368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0" calcext:value-type="float">
            <text:p>810</text:p>
          </table:table-cell>
          <table:table-cell office:value-type="float" office:value="1.77935943" calcext:value-type="float">
            <text:p>1,77935943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1.89609405" calcext:value-type="float">
            <text:p>1,8960940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office:value-type="float" office:value="1.99521149" calcext:value-type="float">
            <text:p>1,99521149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6" calcext:value-type="float">
            <text:p>406</text:p>
          </table:table-cell>
          <table:table-cell office:value-type="float" office:value="2.07813799" calcext:value-type="float">
            <text:p>2,0781379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9" calcext:value-type="float">
            <text:p>329</text:p>
          </table:table-cell>
          <table:table-cell office:value-type="float" office:value="2.14684414" calcext:value-type="float">
            <text:p>2,14684414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2.20458554" calcext:value-type="float">
            <text:p>2,20458554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.25225225" calcext:value-type="float">
            <text:p>2,25225225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office:value-type="float" office:value="2.29147571" calcext:value-type="float">
            <text:p>2,2914757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2.32342007" calcext:value-type="float">
            <text:p>2,32342007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2.34962406" calcext:value-type="float">
            <text:p>2,349624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2.37191651" calcext:value-type="float">
            <text:p>2,3719165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float" office:value="2.39005736" calcext:value-type="float">
            <text:p>2,39005736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2.40615977" calcext:value-type="float">
            <text:p>2,40615977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7" calcext:value-type="float">
            <text:p>67</text:p>
          </table:table-cell>
          <table:table-cell office:value-type="float" office:value="2.41896468" calcext:value-type="float">
            <text:p>2,4189646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.42954325" calcext:value-type="float">
            <text:p>2,4295432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.43902439" calcext:value-type="float">
            <text:p>2,43902439</text:p>
          </table:table-cell>
          <table:table-cell office:value-type="float" office:value="3027" calcext:value-type="float">
            <text:p>302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series with thermistor)</text:p>
          </table:table-cell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3_HS" table:style-name="ta1">
        <table:table-column table:style-name="co6" table:number-columns-repeated="5" table:default-cell-style-name="ce14"/>
        <table:table-column table:style-name="co7" table:number-columns-repeated="1019" table:default-cell-style-name="ce14"/>
        <table:table-row table:style-name="ro1">
          <table:table-cell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8" office:value-type="string" calcext:value-type="string">
            <text:p>Voltage</text:p>
          </table:table-cell>
          <table:table-cell table:style-name="ce1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.221" calcext:value-type="float">
            <text:p>3,221</text:p>
          </table:table-cell>
          <table:table-cell table:style-name="ce16" table:formula="of:=[.C2]/3.3*4096" office:value-type="float" office:value="3997.94424242424" calcext:value-type="float">
            <text:p>3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7" calcext:value-type="float">
            <text:p>567</text:p>
          </table:table-cell>
          <table:table-cell office:value-type="float" office:value="3.011" calcext:value-type="float">
            <text:p>3,011</text:p>
          </table:table-cell>
          <table:table-cell table:style-name="ce16" table:formula="of:=[.C3]/3.3*4096" office:value-type="float" office:value="3737.2896969697" calcext:value-type="float">
            <text:p>37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8"/>
          <table:table-cell table:style-name="ce1"/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800R" table:style-name="ta1">
        <table:table-column table:style-name="co6" table:number-columns-repeated="6" table:default-cell-style-name="ce14"/>
        <table:table-column table:style-name="co7" table:number-columns-repeated="1018" table:default-cell-style-name="ce14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Load Resistance</text:p>
          </table:table-cell>
          <table:table-cell table:style-name="ce1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16" table:formula="of:=5000/EXP(3433/(([.A2]+273)*(25+273)/(([.A2]+273)-(25+273))))" office:value-type="float" office:value="51011.2205714368" calcext:value-type="float">
            <text:p>51011</text:p>
          </table:table-cell>
          <table:table-cell office:value-type="float" office:value="1000" calcext:value-type="float">
            <text:p>1000</text:p>
          </table:table-cell>
          <table:table-cell table:formula="of:=[.B2]/([.B2]+[.C2])*5" office:value-type="float" office:value="4.90386689746816" calcext:value-type="float">
            <text:p>4,90386689746816</text:p>
          </table:table-cell>
          <table:table-cell table:style-name="ce16" table:formula="of:=[.D2]/5*4096" office:value-type="float" office:value="4017.24776240592" calcext:value-type="float">
            <text:p>401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16" table:formula="of:=5000/EXP(3433/(([.A3]+273)*(25+273)/(([.A3]+273)-(25+273))))" office:value-type="float" office:value="38802.0719012582" calcext:value-type="float">
            <text:p>38802</text:p>
          </table:table-cell>
          <table:table-cell office:value-type="float" office:value="1000" calcext:value-type="float">
            <text:p>1000</text:p>
          </table:table-cell>
          <table:table-cell table:formula="of:=[.B3]/([.B3]+[.C3])*5" office:value-type="float" office:value="4.87437839888325" calcext:value-type="float">
            <text:p>4,87437839888325</text:p>
          </table:table-cell>
          <table:table-cell table:style-name="ce16" table:formula="of:=[.D3]/5*4096" office:value-type="float" office:value="3993.09078436516" calcext:value-type="float">
            <text:p>399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16" table:formula="of:=5000/EXP(3433/(([.A4]+273)*(25+273)/(([.A4]+273)-(25+273))))" office:value-type="float" office:value="29829.7206763832" calcext:value-type="float">
            <text:p>29830</text:p>
          </table:table-cell>
          <table:table-cell office:value-type="float" office:value="1000" calcext:value-type="float">
            <text:p>1000</text:p>
          </table:table-cell>
          <table:table-cell table:formula="of:=[.B4]/([.B4]+[.C4])*5" office:value-type="float" office:value="4.8378188355164" calcext:value-type="float">
            <text:p>4,8378188355164</text:p>
          </table:table-cell>
          <table:table-cell table:style-name="ce16" table:formula="of:=[.D4]/5*4096" office:value-type="float" office:value="3963.14119005503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6" table:formula="of:=5000/EXP(3433/(([.A5]+273)*(25+273)/(([.A5]+273)-(25+273))))" office:value-type="float" office:value="23162.5238990382" calcext:value-type="float">
            <text:p>23163</text:p>
          </table:table-cell>
          <table:table-cell office:value-type="float" office:value="1000" calcext:value-type="float">
            <text:p>1000</text:p>
          </table:table-cell>
          <table:table-cell table:formula="of:=[.B5]/([.B5]+[.C5])*5" office:value-type="float" office:value="4.79306797498092" calcext:value-type="float">
            <text:p>4,79306797498092</text:p>
          </table:table-cell>
          <table:table-cell table:style-name="ce16" table:formula="of:=[.D5]/5*4096" office:value-type="float" office:value="3926.48128510437" calcext:value-type="float">
            <text:p>392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6" table:formula="of:=5000/EXP(3433/(([.A6]+273)*(25+273)/(([.A6]+273)-(25+273))))" office:value-type="float" office:value="18156.0742979405" calcext:value-type="float">
            <text:p>18156</text:p>
          </table:table-cell>
          <table:table-cell office:value-type="float" office:value="1000" calcext:value-type="float">
            <text:p>1000</text:p>
          </table:table-cell>
          <table:table-cell table:formula="of:=[.B6]/([.B6]+[.C6])*5" office:value-type="float" office:value="4.73898618671898" calcext:value-type="float">
            <text:p>4,73898618671898</text:p>
          </table:table-cell>
          <table:table-cell table:style-name="ce16" table:formula="of:=[.D6]/5*4096" office:value-type="float" office:value="3882.17748416019" calcext:value-type="float">
            <text:p>388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table:formula="of:=5000/EXP(3433/(([.A7]+273)*(25+273)/(([.A7]+273)-(25+273))))" office:value-type="float" office:value="14359.2632894042" calcext:value-type="float">
            <text:p>14359</text:p>
          </table:table-cell>
          <table:table-cell office:value-type="float" office:value="1000" calcext:value-type="float">
            <text:p>1000</text:p>
          </table:table-cell>
          <table:table-cell table:formula="of:=[.B7]/([.B7]+[.C7])*5" office:value-type="float" office:value="4.67446355298504" calcext:value-type="float">
            <text:p>4,67446355298504</text:p>
          </table:table-cell>
          <table:table-cell table:style-name="ce16" table:formula="of:=[.D7]/5*4096" office:value-type="float" office:value="3829.32054260534" calcext:value-type="float">
            <text:p>382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5000/EXP(3433/(([.A8]+273)*(25+273)/(([.A8]+273)-(25+273))))" office:value-type="float" office:value="11452.6889767051" calcext:value-type="float">
            <text:p>11453</text:p>
          </table:table-cell>
          <table:table-cell office:value-type="float" office:value="1000" calcext:value-type="float">
            <text:p>1000</text:p>
          </table:table-cell>
          <table:table-cell table:formula="of:=[.B8]/([.B8]+[.C8])*5" office:value-type="float" office:value="4.598480295352" calcext:value-type="float">
            <text:p>4,598480295352</text:p>
          </table:table-cell>
          <table:table-cell table:style-name="ce16" table:formula="of:=[.D8]/5*4096" office:value-type="float" office:value="3767.07505795236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5000/EXP(3433/(([.A9]+273)*(25+273)/(([.A9]+273)-(25+273))))" office:value-type="float" office:value="9207.75196096758" calcext:value-type="float">
            <text:p>9208</text:p>
          </table:table-cell>
          <table:table-cell office:value-type="float" office:value="1000" calcext:value-type="float">
            <text:p>1000</text:p>
          </table:table-cell>
          <table:table-cell table:formula="of:=[.B9]/([.B9]+[.C9])*5" office:value-type="float" office:value="4.51017618579301" calcext:value-type="float">
            <text:p>4,51017618579301</text:p>
          </table:table-cell>
          <table:table-cell table:style-name="ce16" table:formula="of:=[.D9]/5*4096" office:value-type="float" office:value="3694.73633140164" calcext:value-type="float">
            <text:p>369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table:formula="of:=5000/EXP(3433/(([.A10]+273)*(25+273)/(([.A10]+273)-(25+273))))" office:value-type="float" office:value="7459.15825303144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table:formula="of:=[.B10]/([.B10]+[.C10])*5" office:value-type="float" office:value="4.40892464114758" calcext:value-type="float">
            <text:p>4,40892464114758</text:p>
          </table:table-cell>
          <table:table-cell table:style-name="ce16" table:formula="of:=[.D10]/5*4096" office:value-type="float" office:value="3611.7910660281" calcext:value-type="float">
            <text:p>361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table:formula="of:=5000/EXP(3433/(([.A11]+273)*(25+273)/(([.A11]+273)-(25+273))))" office:value-type="float" office:value="6086.220209214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table:formula="of:=[.B11]/([.B11]+[.C11])*5" office:value-type="float" office:value="4.29440521852566" calcext:value-type="float">
            <text:p>4,29440521852566</text:p>
          </table:table-cell>
          <table:table-cell table:style-name="ce16" table:formula="of:=[.D11]/5*4096" office:value-type="float" office:value="3517.97675501622" calcext:value-type="float">
            <text:p>351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B12]/([.B12]+[.C12])*5" office:value-type="float" office:value="4.16666666666667" calcext:value-type="float">
            <text:p>4,16666666666667</text:p>
          </table:table-cell>
          <table:table-cell table:style-name="ce16" table:formula="of:=[.D12]/5*4096" office:value-type="float" office:value="3413.33333333333" calcext:value-type="float">
            <text:p>34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table:formula="of:=5000/EXP(3433/(([.A13]+273)*(25+273)/(([.A13]+273)-(25+273))))" office:value-type="float" office:value="4134.37714667277" calcext:value-type="float">
            <text:p>4134</text:p>
          </table:table-cell>
          <table:table-cell office:value-type="float" office:value="1000" calcext:value-type="float">
            <text:p>1000</text:p>
          </table:table-cell>
          <table:table-cell table:formula="of:=[.B13]/([.B13]+[.C13])*5" office:value-type="float" office:value="4.02617204440462" calcext:value-type="float">
            <text:p>4,02617204440462</text:p>
          </table:table-cell>
          <table:table-cell table:style-name="ce16" table:formula="of:=[.D13]/5*4096" office:value-type="float" office:value="3298.24013877626" calcext:value-type="float">
            <text:p>329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table:formula="of:=5000/EXP(3433/(([.A14]+273)*(25+273)/(([.A14]+273)-(25+273))))" office:value-type="float" office:value="3439.78022185981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table:formula="of:=[.B14]/([.B14]+[.C14])*5" office:value-type="float" office:value="3.87381812834296" calcext:value-type="float">
            <text:p>3,87381812834296</text:p>
          </table:table-cell>
          <table:table-cell table:style-name="ce16" table:formula="of:=[.D14]/5*4096" office:value-type="float" office:value="3173.43181073855" calcext:value-type="float">
            <text:p>317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table:formula="of:=5000/EXP(3433/(([.A15]+273)*(25+273)/(([.A15]+273)-(25+273))))" office:value-type="float" office:value="2878.74605699116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table:formula="of:=[.B15]/([.B15]+[.C15])*5" office:value-type="float" office:value="3.7109236009437" calcext:value-type="float">
            <text:p>3,7109236009437</text:p>
          </table:table-cell>
          <table:table-cell table:style-name="ce16" table:formula="of:=[.D15]/5*4096" office:value-type="float" office:value="3039.98861389308" calcext:value-type="float">
            <text:p>304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table:formula="of:=5000/EXP(3433/(([.A16]+273)*(25+273)/(([.A16]+273)-(25+273))))" office:value-type="float" office:value="2422.74493619223" calcext:value-type="float">
            <text:p>2423</text:p>
          </table:table-cell>
          <table:table-cell office:value-type="float" office:value="1000" calcext:value-type="float">
            <text:p>1000</text:p>
          </table:table-cell>
          <table:table-cell table:formula="of:=[.B16]/([.B16]+[.C16])*5" office:value-type="float" office:value="3.53918416557138" calcext:value-type="float">
            <text:p>3,53918416557138</text:p>
          </table:table-cell>
          <table:table-cell table:style-name="ce16" table:formula="of:=[.D16]/5*4096" office:value-type="float" office:value="2899.29966843607" calcext:value-type="float">
            <text:p>28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6" table:formula="of:=5000/EXP(3433/(([.A17]+273)*(25+273)/(([.A17]+273)-(25+273))))" office:value-type="float" office:value="2049.89107251983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table:formula="of:=[.B17]/([.B17]+[.C17])*5" office:value-type="float" office:value="3.36059718819106" calcext:value-type="float">
            <text:p>3,36059718819106</text:p>
          </table:table-cell>
          <table:table-cell table:style-name="ce16" table:formula="of:=[.D17]/5*4096" office:value-type="float" office:value="2753.00121656611" calcext:value-type="float">
            <text:p>27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" table:formula="of:=5000/EXP(3433/(([.A18]+273)*(25+273)/(([.A18]+273)-(25+273))))" office:value-type="float" office:value="1743.27773839865" calcext:value-type="float">
            <text:p>1743</text:p>
          </table:table-cell>
          <table:table-cell office:value-type="float" office:value="1000" calcext:value-type="float">
            <text:p>1000</text:p>
          </table:table-cell>
          <table:table-cell table:formula="of:=[.B18]/([.B18]+[.C18])*5" office:value-type="float" office:value="3.17736282039066" calcext:value-type="float">
            <text:p>3,17736282039066</text:p>
          </table:table-cell>
          <table:table-cell table:style-name="ce16" table:formula="of:=[.D18]/5*4096" office:value-type="float" office:value="2602.89562246403" calcext:value-type="float">
            <text:p>260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6" table:formula="of:=5000/EXP(3433/(([.A19]+273)*(25+273)/(([.A19]+273)-(25+273))))" office:value-type="float" office:value="1489.75696148474" calcext:value-type="float">
            <text:p>1490</text:p>
          </table:table-cell>
          <table:table-cell office:value-type="float" office:value="1000" calcext:value-type="float">
            <text:p>1000</text:p>
          </table:table-cell>
          <table:table-cell table:formula="of:=[.B19]/([.B19]+[.C19])*5" office:value-type="float" office:value="2.99177185671235" calcext:value-type="float">
            <text:p>2,99177185671235</text:p>
          </table:table-cell>
          <table:table-cell table:style-name="ce16" table:formula="of:=[.D19]/5*4096" office:value-type="float" office:value="2450.85950501876" calcext:value-type="float">
            <text:p>245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6" table:formula="of:=5000/EXP(3433/(([.A20]+273)*(25+273)/(([.A20]+273)-(25+273))))" office:value-type="float" office:value="1279.0382367591" calcext:value-type="float">
            <text:p>1279</text:p>
          </table:table-cell>
          <table:table-cell office:value-type="float" office:value="1000" calcext:value-type="float">
            <text:p>1000</text:p>
          </table:table-cell>
          <table:table-cell table:formula="of:=[.B20]/([.B20]+[.C20])*5" office:value-type="float" office:value="2.80609209650197" calcext:value-type="float">
            <text:p>2,80609209650197</text:p>
          </table:table-cell>
          <table:table-cell table:style-name="ce16" table:formula="of:=[.D20]/5*4096" office:value-type="float" office:value="2298.75064545441" calcext:value-type="float">
            <text:p>22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6" table:formula="of:=5000/EXP(3433/(([.A21]+273)*(25+273)/(([.A21]+273)-(25+273))))" office:value-type="float" office:value="1103.01797867144" calcext:value-type="float">
            <text:p>1103</text:p>
          </table:table-cell>
          <table:table-cell office:value-type="float" office:value="1000" calcext:value-type="float">
            <text:p>1000</text:p>
          </table:table-cell>
          <table:table-cell table:formula="of:=[.B21]/([.B21]+[.C21])*5" office:value-type="float" office:value="2.62246445312907" calcext:value-type="float">
            <text:p>2,62246445312907</text:p>
          </table:table-cell>
          <table:table-cell table:style-name="ce16" table:formula="of:=[.D21]/5*4096" office:value-type="float" office:value="2148.32288000334" calcext:value-type="float">
            <text:p>214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table:formula="of:=5000/EXP(3433/(([.A22]+273)*(25+273)/(([.A22]+273)-(25+273))))" office:value-type="float" office:value="955.277134870078" calcext:value-type="float">
            <text:p>955</text:p>
          </table:table-cell>
          <table:table-cell office:value-type="float" office:value="1000" calcext:value-type="float">
            <text:p>1000</text:p>
          </table:table-cell>
          <table:table-cell table:formula="of:=[.B22]/([.B22]+[.C22])*5" office:value-type="float" office:value="2.44281774136727" calcext:value-type="float">
            <text:p>2,44281774136727</text:p>
          </table:table-cell>
          <table:table-cell table:style-name="ce16" table:formula="of:=[.D22]/5*4096" office:value-type="float" office:value="2001.15629372807" calcext:value-type="float">
            <text:p>200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6" table:formula="of:=5000/EXP(3433/(([.A23]+273)*(25+273)/(([.A23]+273)-(25+273))))" office:value-type="float" office:value="830.702250346526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table:formula="of:=[.B23]/([.B23]+[.C23])*5" office:value-type="float" office:value="2.26880763977126" calcext:value-type="float">
            <text:p>2,26880763977126</text:p>
          </table:table-cell>
          <table:table-cell table:style-name="ce16" table:formula="of:=[.D23]/5*4096" office:value-type="float" office:value="1858.60721850061" calcext:value-type="float">
            <text:p>185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6" table:formula="of:=5000/EXP(3433/(([.A24]+273)*(25+273)/(([.A24]+273)-(25+273))))" office:value-type="float" office:value="725.197794820963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table:formula="of:=[.B24]/([.B24]+[.C24])*5" office:value-type="float" office:value="2.10178159570457" calcext:value-type="float">
            <text:p>2,10178159570457</text:p>
          </table:table-cell>
          <table:table-cell table:style-name="ce16" table:formula="of:=[.D24]/5*4096" office:value-type="float" office:value="1721.77948320119" calcext:value-type="float">
            <text:p>172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6" table:formula="of:=5000/EXP(3433/(([.A25]+273)*(25+273)/(([.A25]+273)-(25+273))))" office:value-type="float" office:value="635.466413492977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table:formula="of:=[.B25]/([.B25]+[.C25])*5" office:value-type="float" office:value="1.94276815546388" calcext:value-type="float">
            <text:p>1,94276815546388</text:p>
          </table:table-cell>
          <table:table-cell table:style-name="ce16" table:formula="of:=[.D25]/5*4096" office:value-type="float" office:value="1591.51567295601" calcext:value-type="float">
            <text:p>159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6" table:formula="of:=5000/EXP(3433/(([.A26]+273)*(25+273)/(([.A26]+273)-(25+273))))" office:value-type="float" office:value="558.840058271434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table:formula="of:=[.B26]/([.B26]+[.C26])*5" office:value-type="float" office:value="1.79248684079597" calcext:value-type="float">
            <text:p>1,79248684079597</text:p>
          </table:table-cell>
          <table:table-cell table:style-name="ce16" table:formula="of:=[.D26]/5*4096" office:value-type="float" office:value="1468.40521998006" calcext:value-type="float">
            <text:p>146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6" table:formula="of:=5000/EXP(3433/(([.A27]+273)*(25+273)/(([.A27]+273)-(25+273))))" office:value-type="float" office:value="493.149470867471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table:formula="of:=[.B27]/([.B27]+[.C27])*5" office:value-type="float" office:value="1.65137342405837" calcext:value-type="float">
            <text:p>1,65137342405837</text:p>
          </table:table-cell>
          <table:table-cell table:style-name="ce16" table:formula="of:=[.D27]/5*4096" office:value-type="float" office:value="1352.80510898861" calcext:value-type="float">
            <text:p>13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6" table:formula="of:=5000/EXP(3433/(([.A28]+273)*(25+273)/(([.A28]+273)-(25+273))))" office:value-type="float" office:value="436.622747942918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table:formula="of:=[.B28]/([.B28]+[.C28])*5" office:value-type="float" office:value="1.51961518278933" calcext:value-type="float">
            <text:p>1,51961518278933</text:p>
          </table:table-cell>
          <table:table-cell table:style-name="ce16" table:formula="of:=[.D28]/5*4096" office:value-type="float" office:value="1244.86875774102" calcext:value-type="float">
            <text:p>124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COS B57861" table:style-name="ta2">
        <table:table-column table:style-name="co8" table:number-columns-repeated="2" table:default-cell-style-name="Default"/>
        <table:table-column table:style-name="co8" table:default-cell-style-name="ce39"/>
        <table:table-column table:style-name="co8" table:default-cell-style-name="ce16"/>
        <table:table-column table:style-name="co8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ce40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93.18" calcext:value-type="float">
            <text:p>393,18</text:p>
          </table:table-cell>
          <table:table-cell table:formula="of:=5*[.$C$26]/([.$C$26]+1000*[.B2]+[.$C$26])" office:value-type="float" office:value="0.00646879756468798" calcext:value-type="float">
            <text:p>0,0065</text:p>
          </table:table-cell>
          <table:table-cell table:formula="of:=[.C2]/3.3*4096" office:value-type="float" office:value="8.02914994695817" calcext:value-type="float">
            <text:p>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20.03" calcext:value-type="float">
            <text:p>220,03</text:p>
          </table:table-cell>
          <table:table-cell table:formula="of:=5*[.$C$26]/([.$C$26]+1000*[.B3]+[.$C$26])" office:value-type="float" office:value="0.0115358516172812" calcext:value-type="float">
            <text:p>0,0115</text:p>
          </table:table-cell>
          <table:table-cell table:formula="of:=[.C3]/3.3*4096" office:value-type="float" office:value="14.3184388558738" calcext:value-type="float">
            <text:p>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26.96" calcext:value-type="float">
            <text:p>126,96</text:p>
          </table:table-cell>
          <table:table-cell table:formula="of:=5*[.$C$26]/([.$C$26]+1000*[.B4]+[.$C$26])" office:value-type="float" office:value="0.0199249882794187" calcext:value-type="float">
            <text:p>0,0199</text:p>
          </table:table-cell>
          <table:table-cell table:formula="of:=[.C4]/3.3*4096" office:value-type="float" office:value="24.7311369674239" calcext:value-type="float">
            <text:p>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5.171" calcext:value-type="float">
            <text:p>75,171</text:p>
          </table:table-cell>
          <table:table-cell table:formula="of:=5*[.$C$26]/([.$C$26]+1000*[.B5]+[.$C$26])" office:value-type="float" office:value="0.0334685199039257" calcext:value-type="float">
            <text:p>0,0335</text:p>
          </table:table-cell>
          <table:table-cell table:formula="of:=[.C5]/3.3*4096" office:value-type="float" office:value="41.5415325837817" calcext:value-type="float">
            <text:p>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5.68" calcext:value-type="float">
            <text:p>45,68</text:p>
          </table:table-cell>
          <table:table-cell table:formula="of:=5*[.$C$26]/([.$C$26]+1000*[.B6]+[.$C$26])" office:value-type="float" office:value="0.0546038543897216" calcext:value-type="float">
            <text:p>0,0546</text:p>
          </table:table-cell>
          <table:table-cell table:formula="of:=[.C6]/3.3*4096" office:value-type="float" office:value="67.7749659334242" calcext:value-type="float">
            <text:p>6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67" calcext:value-type="float">
            <text:p>28,67</text:p>
          </table:table-cell>
          <table:table-cell table:formula="of:=5*[.$C$26]/([.$C$26]+1000*[.B7]+[.$C$26])" office:value-type="float" office:value="0.0858875042101718" calcext:value-type="float">
            <text:p>0,0859</text:p>
          </table:table-cell>
          <table:table-cell table:formula="of:=[.C7]/3.3*4096" office:value-type="float" office:value="106.604611286322" calcext:value-type="float">
            <text:p>1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43" calcext:value-type="float">
            <text:p>18,43</text:p>
          </table:table-cell>
          <table:table-cell table:formula="of:=5*[.$C$26]/([.$C$26]+1000*[.B8]+[.$C$26])" office:value-type="float" office:value="0.131105398457584" calcext:value-type="float">
            <text:p>0,1311</text:p>
          </table:table-cell>
          <table:table-cell table:formula="of:=[.C8]/3.3*4096" office:value-type="float" office:value="162.729609721898" calcext:value-type="float">
            <text:p>1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54" calcext:value-type="float">
            <text:p>12,154</text:p>
          </table:table-cell>
          <table:table-cell table:formula="of:=5*[.$C$26]/([.$C$26]+1000*[.B9]+[.$C$26])" office:value-type="float" office:value="0.193563078791559" calcext:value-type="float">
            <text:p>0,1936</text:p>
          </table:table-cell>
          <table:table-cell table:formula="of:=[.C9]/3.3*4096" office:value-type="float" office:value="240.25283961522" calcext:value-type="float">
            <text:p>2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97" calcext:value-type="float">
            <text:p>8,297</text:p>
          </table:table-cell>
          <table:table-cell table:formula="of:=5*[.$C$26]/([.$C$26]+1000*[.B10]+[.$C$26])" office:value-type="float" office:value="0.27369324889986" calcext:value-type="float">
            <text:p>0,2737</text:p>
          </table:table-cell>
          <table:table-cell table:formula="of:=[.C10]/3.3*4096" office:value-type="float" office:value="339.711378028433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71" calcext:value-type="float">
            <text:p>5,71</text:p>
          </table:table-cell>
          <table:table-cell table:formula="of:=5*[.$C$26]/([.$C$26]+1000*[.B11]+[.$C$26])" office:value-type="float" office:value="0.37890044576523" calcext:value-type="float">
            <text:p>0,3789</text:p>
          </table:table-cell>
          <table:table-cell table:formula="of:=[.C11]/3.3*4096" office:value-type="float" office:value="470.29582601648" calcext:value-type="float">
            <text:p>47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54" calcext:value-type="float">
            <text:p>4,054</text:p>
          </table:table-cell>
          <table:table-cell table:formula="of:=5*[.$C$26]/([.$C$26]+1000*[.B12]+[.$C$26])" office:value-type="float" office:value="0.502562081198266" calcext:value-type="float">
            <text:p>0,5026</text:p>
          </table:table-cell>
          <table:table-cell table:formula="of:=[.C12]/3.3*4096" office:value-type="float" office:value="623.786146844878" calcext:value-type="float">
            <text:p>6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95" calcext:value-type="float">
            <text:p>2,895</text:p>
          </table:table-cell>
          <table:table-cell table:formula="of:=5*[.$C$26]/([.$C$26]+1000*[.B13]+[.$C$26])" office:value-type="float" office:value="0.651340996168582" calcext:value-type="float">
            <text:p>0,6513</text:p>
          </table:table-cell>
          <table:table-cell table:formula="of:=[.C13]/3.3*4096" office:value-type="float" office:value="808.452339486822" calcext:value-type="float">
            <text:p>8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18" calcext:value-type="float">
            <text:p>2,118</text:p>
          </table:table-cell>
          <table:table-cell table:formula="of:=5*[.$C$26]/([.$C$26]+1000*[.B14]+[.$C$26])" office:value-type="float" office:value="0.812619502868069" calcext:value-type="float">
            <text:p>0,8126</text:p>
          </table:table-cell>
          <table:table-cell table:formula="of:=[.C14]/3.3*4096" office:value-type="float" office:value="1008.63317689322" calcext:value-type="float">
            <text:p>100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68" calcext:value-type="float">
            <text:p>1,568</text:p>
          </table:table-cell>
          <table:table-cell table:formula="of:=5*[.$C$26]/([.$C$26]+1000*[.B15]+[.$C$26])" office:value-type="float" office:value="0.98531684698609" calcext:value-type="float">
            <text:p>0,9853</text:p>
          </table:table-cell>
          <table:table-cell table:formula="of:=[.C15]/3.3*4096" office:value-type="float" office:value="1222.98721371364" calcext:value-type="float">
            <text:p>12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82" calcext:value-type="float">
            <text:p>1,182</text:p>
          </table:table-cell>
          <table:table-cell table:formula="of:=5*[.$C$26]/([.$C$26]+1000*[.B16]+[.$C$26])" office:value-type="float" office:value="1.15803814713896" calcext:value-type="float">
            <text:p>1,1580</text:p>
          </table:table-cell>
          <table:table-cell table:formula="of:=[.C16]/3.3*4096" office:value-type="float" office:value="1437.37098505491" calcext:value-type="float">
            <text:p>1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7" calcext:value-type="float">
            <text:p>0,907</text:p>
          </table:table-cell>
          <table:table-cell table:formula="of:=5*[.$C$26]/([.$C$26]+1000*[.B17]+[.$C$26])" office:value-type="float" office:value="1.32330046704722" calcext:value-type="float">
            <text:p>1,3233</text:p>
          </table:table-cell>
          <table:table-cell table:formula="of:=[.C17]/3.3*4096" office:value-type="float" office:value="1642.49657970468" calcext:value-type="float">
            <text:p>16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01" calcext:value-type="float">
            <text:p>0,701</text:p>
          </table:table-cell>
          <table:table-cell table:formula="of:=5*[.$C$26]/([.$C$26]+1000*[.B18]+[.$C$26])" office:value-type="float" office:value="1.48169668797211" calcext:value-type="float">
            <text:p>1,4817</text:p>
          </table:table-cell>
          <table:table-cell table:formula="of:=[.C18]/3.3*4096" office:value-type="float" office:value="1839.09988907084" calcext:value-type="float">
            <text:p>183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47" calcext:value-type="float">
            <text:p>0,547</text:p>
          </table:table-cell>
          <table:table-cell table:formula="of:=5*[.$C$26]/([.$C$26]+1000*[.B19]+[.$C$26])" office:value-type="float" office:value="1.62731333758775" calcext:value-type="float">
            <text:p>1,6273</text:p>
          </table:table-cell>
          <table:table-cell table:formula="of:=[.C19]/3.3*4096" office:value-type="float" office:value="2019.84103962406" calcext:value-type="float">
            <text:p>20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" calcext:value-type="float">
            <text:p>0,43</text:p>
          </table:table-cell>
          <table:table-cell table:formula="of:=5*[.$C$26]/([.$C$26]+1000*[.B20]+[.$C$26])" office:value-type="float" office:value="1.75862068965517" calcext:value-type="float">
            <text:p>1,7586</text:p>
          </table:table-cell>
          <table:table-cell table:formula="of:=[.C20]/3.3*4096" office:value-type="float" office:value="2182.82131661442" calcext:value-type="float">
            <text:p>21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" calcext:value-type="float">
            <text:p>0,34</text:p>
          </table:table-cell>
          <table:table-cell table:formula="of:=5*[.$C$26]/([.$C$26]+1000*[.B21]+[.$C$26])" office:value-type="float" office:value="1.875" calcext:value-type="float">
            <text:p>1,8750</text:p>
          </table:table-cell>
          <table:table-cell table:formula="of:=[.C21]/3.3*4096" office:value-type="float" office:value="2327.27272727273" calcext:value-type="float">
            <text:p>23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table:formula="of:=5*[.$C$26]/([.$C$26]+1000*[.B22]+[.$C$26])" office:value-type="float" office:value="1.97674418604651" calcext:value-type="float">
            <text:p>1,9767</text:p>
          </table:table-cell>
          <table:table-cell table:formula="of:=[.C22]/3.3*4096" office:value-type="float" office:value="2453.55884425652" calcext:value-type="float">
            <text:p>2454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6" table:target-range-address="Tesla_100k.A2:Tesla_100k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5" number:min-decimal-places="15" number:min-integer-digits="1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day number:style="long"/>
      <number:text>. </number:text>
      <number:month number:textual="true"/>
    </number:date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currency-style style:name="N14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number-style style:name="N145">
      <number:number number:decimal-places="1" number:min-decimal-places="1" number:min-integer-digits="1"/>
    </number:number-style>
    <number:number-style style:name="N14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6" number:min-decimal-places="6" number:min-integer-digits="1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3" number:min-decimal-places="3" number:min-integer-digits="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decimal-places="0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date-style style:name="N168">
      <number:month number:textual="true"/>
      <number:text> </number:text>
      <number:year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0">
      <number:number number:decimal-places="3" number:min-decimal-places="3" number:min-integer-digits="1"/>
      <number:text>V</number:text>
    </number:number-style>
    <number:time-style style:name="N171">
      <number:minutes number:style="long"/>
      <number:text>:</number:text>
      <number:seconds number:style="long"/>
    </number:time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3" number:min-decimal-places="3" number:min-integer-digits="1" number:grouping="true"/>
    </number:number-style>
    <number:number-style style:name="N178P0" style:volatile="true">
      <number:number number:decimal-places="2" number:min-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8P0"/>
    </number:number-style>
    <number:number-style style:name="N179">
      <number:number number:decimal-places="0" number:min-decimal-places="0" number:min-integer-digits="1"/>
      <number:text>°C</number:text>
    </number:number-style>
    <number:number-style style:name="N180">
      <number:number number:decimal-places="16" number:min-decimal-places="16" number:min-integer-digits="1"/>
    </number:number-style>
    <number:number-style style:name="N18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2" number:min-decimal-places="2" number:min-integer-digits="1" number:grouping="true"/>
      <number:text> €</number:text>
    </number:number-style>
    <number:number-style style:name="N18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6P0"/>
    </number:number-style>
    <number:percentage-style style:name="N187">
      <number:number number:decimal-places="2" number:min-decimal-places="2" number:min-integer-digits="1"/>
      <number:text>%</number:text>
    </number:percentage-style>
    <number:number-style style:name="N18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9">
      <number:minutes number:style="long"/>
      <number:text>:</number:text>
      <number:seconds number:style="long" number:decimal-places="1"/>
    </number:time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5">
      <number:number number:decimal-places="14" number:min-decimal-places="14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0">
      <number:number number:decimal-places="4" number:min-decimal-places="4" number:min-integer-digits="1"/>
    </number:number-style>
    <number:number-style style:name="N201">
      <number:number number:decimal-places="5" number:min-decimal-places="5" number:min-integer-digits="1"/>
    </number:number-style>
    <number:number-style style:name="N20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203">
      <number:number number:decimal-places="9" number:min-decimal-places="9" number:min-integer-digits="1"/>
    </number:number-style>
    <number:number-style style:name="N204">
      <number:number number:decimal-places="8" number:min-decimal-places="8" number:min-integer-digits="1"/>
    </number:number-style>
    <number:number-style style:name="N205">
      <number:number number:decimal-places="7" number:min-decimal-places="7" number:min-integer-digits="1"/>
    </number:number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number-style style:name="N1011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1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time-style style:name="N1012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de" number:country="DE">
      <number:hours/>
      <number:text>:</number:text>
      <number:minutes number:style="long"/>
      <number:text> </number:text>
      <number:am-pm/>
    </number:time-style>
    <number:date-style style:name="N10130" number:language="de" number:country="DE">
      <number:month number:textual="true"/>
      <number:text> </number:text>
      <number:year/>
    </number:date-style>
    <number:date-style style:name="N10131" number:language="de" number:country="DE">
      <number:day number:style="long"/>
      <number:text>. </number:text>
      <number:month number:textual="true"/>
    </number:date-style>
    <number:date-style style:name="N10132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.00.0000</text:date>, <text:time style:data-style-name="N2" text:time-value="19:22:51.59996378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date>2025-03-17T20:24:43.096111267</dc:date>
    <meta:editing-cycles>41</meta:editing-cycles>
    <meta:editing-duration>P3DT14H20M48S</meta:editing-duration>
    <meta:document-statistic meta:table-count="18" meta:cell-count="262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786cm" svg:y="4.2cm" style:legend-expansion="high" chart:style-name="ch2"/>
        <chart:plot-area chart:style-name="ch3" svg:x="0.319cm" svg:y="0.179cm" svg:width="12.148cm" svg:height="8.641cm">
          <chart:coordinate-region svg:x="1.514cm" svg:y="0.378cm" svg:width="10.813cm" svg:height="7.447cm"/>
          <chart:axis chart:dimension="x" chart:name="primary-x" chart:style-name="ch4" chartooo:axis-type="text">
            <chart:categories table:cell-range-address="Leaf.A5:Leaf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B5:Leaf.B22" chart:label-cell-address="Leaf.B4:Leaf.B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265cm" svg:y="4.2cm" style:legend-expansion="high" chart:style-name="ch2"/>
        <chart:plot-area chart:style-name="ch3" svg:x="0.319cm" svg:y="0.179cm" svg:width="12.627cm" svg:height="8.641cm">
          <chart:coordinate-region svg:x="0.857cm" svg:y="0.378cm" svg:width="11.867cm" svg:height="7.795cm"/>
          <chart:axis chart:dimension="x" chart:name="primary-x" chart:style-name="ch4" chartooo:axis-type="text">
            <chart:categories table:cell-range-address="Leaf.K9:Leaf.K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L9:Leaf.L1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3cm" svg:height="19.686cm" xlink:href=".." xlink:type="simple" chart:class="chart:line" chart:style-name="ch1">
        <chart:legend chart:legend-position="end" svg:x="24.952cm" svg:y="9.295cm" style:legend-expansion="high" chart:style-name="ch2"/>
        <chart:plot-area chart:style-name="ch3" svg:x="0.54cm" svg:y="0.393cm" svg:width="23.872cm" svg:height="18.9cm">
          <chart:coordinate-region svg:x="1.556cm" svg:y="0.593cm" svg:width="22.715cm" svg:height="17.764cm"/>
          <chart:axis chart:dimension="x" chart:name="primary-x" chart:style-name="ch4" chartooo:axis-type="auto">
            <chartooo:date-scale/>
            <chart:categories table:cell-range-address="Tesla_100k.A2:Tesla_100k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la_100k.B2:Tesla_100k.B46" chart:label-cell-address="Tesla_100k.B1:Tesla_100k.B1" chart:class="chart:line">
            <chart:data-point chart:repeated="45"/>
          </chart:series>
          <chart:series chart:style-name="ch8" chart:values-cell-range-address="Tesla_100k.C2:Tesla_100k.C46" chart:label-cell-address="Tesla_100k.C1:Tesla_100k.C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esla_100k.B1:Tesla_100k.B1</svg:desc>
                </draw:g>
              </table:table-cell>
              <table:table-cell office:value-type="string">
                <text:p>Rold</text:p>
                <draw:g>
                  <svg:desc>Tesla_100k.C1:Tesla_100k.C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Tesla_100k.A2:Tesla_100k.A46</svg:desc>
                </draw:g>
              </table:table-cell>
              <table:table-cell office:value-type="float" office:value="700">
                <text:p>700</text:p>
                <draw:g>
                  <svg:desc>Tesla_100k.B2:Tesla_100k.B46</svg:desc>
                </draw:g>
              </table:table-cell>
              <table:table-cell office:value-type="float" office:value="431">
                <text:p>431</text:p>
                <draw:g>
                  <svg:desc>Tesla_100k.C2:Tesla_100k.C46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550">
                <text:p>5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50">
                <text:p>4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380">
                <text:p>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0">
                <text:p>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0">
                <text:p>1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6.2">
                <text:p>56.2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.2">
                <text:p>45.2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5">
                <text:p>25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2">
                <text:p>20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.7">
                <text:p>16.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.4">
                <text:p>10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4">
                <text:p>7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6">
                <text:p>5.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9">
                <text:p>4.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215">
                <text:p>4.21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7">
                <text:p>3.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125">
                <text:p>3.12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825">
                <text:p>2.825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53">
                <text:p>2.5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2">
                <text:p>2.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85">
                <text:p>1.98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75">
                <text:p>1.7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39">
                <text:p>1.3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187">
                <text:p>1.187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09">
                <text:p>1.0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82">
                <text:p>0.98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65">
                <text:p>0.86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73">
                <text:p>0.77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87">
                <text:p>0.68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32">
                <text:p>0.632</text:p>
              </table:table-cell>
              <table:table-cell office:value-type="float" office:value="1.36">
                <text:p>1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